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1ce0b5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ba8f9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09aad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25490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7c0e6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549d5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bee37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830fb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830fb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cfa77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123c74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47aae" officeooo:paragraph-rsid="0022a2e2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zxx" fo:country="none" fo:font-style="normal" fo:font-weight="normal" officeooo:rsid="0029fd88" officeooo:paragraph-rsid="002bee37" style:font-name-asian="NSimSun" style:font-size-asian="14pt" style:language-asian="zxx" style:country-asian="none" style:font-style-asian="normal" style:font-weight-asian="normal" style:font-name-complex="Liberation Mono" style:font-size-complex="14pt" style:language-complex="zxx" style:country-complex="none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officeooo:rsid="00146966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15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16" style:family="paragraph" style:parent-style-name="Preformatted_20_Text">
      <style:paragraph-properties fo:text-align="start" style:justify-single-word="false"/>
      <style:text-properties fo:color="#000000" loext:opacity="100%" style:font-name="Times New Roman" fo:font-size="14pt" fo:language="zxx" fo:country="none" officeooo:rsid="003ba8f9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17" style:family="paragraph" style:parent-style-name="Preformatted_20_Text">
      <style:paragraph-properties fo:text-align="center" style:justify-single-word="false"/>
      <style:text-properties style:font-name="Times New Roman" fo:font-size="14pt" fo:language="zxx" fo:country="none" fo:font-style="normal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style="normal" fo:font-weight="bold" officeooo:rsid="00261d1d" officeooo:paragraph-rsid="004f633f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0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paragraph-rsid="000b2d24" style:font-size-asian="14pt" style:language-asian="zxx" style:country-asian="none" style:font-size-complex="14pt" style:language-complex="zxx" style:country-complex="none"/>
    </style:style>
    <style:style style:name="P21" style:family="paragraph" style:parent-style-name="Preformatted_20_Text">
      <style:paragraph-properties fo:text-align="start" style:justify-single-word="false" fo:break-before="page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2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paragraph-rsid="004f633f" style:font-size-asian="14pt" style:language-asian="zxx" style:country-asian="none" style:font-size-complex="14pt" style:language-complex="zxx" style:country-complex="none"/>
    </style:style>
    <style:style style:name="P23" style:family="paragraph" style:parent-style-name="Preformatted_20_Text">
      <style:paragraph-properties fo:text-align="center" style:justify-single-word="false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4" style:family="paragraph" style:parent-style-name="Preformatted_20_Text">
      <style:paragraph-properties fo:text-align="end" style:justify-single-word="false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5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0b2d24" officeooo:paragraph-rsid="000b2d24" style:font-size-asian="14pt" style:language-asian="zxx" style:country-asian="none" style:font-size-complex="14pt" style:language-complex="zxx" style:country-complex="none"/>
    </style:style>
    <style:style style:name="P26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3ba8f9" officeooo:paragraph-rsid="004029d3" style:font-size-asian="14pt" style:language-asian="zxx" style:country-asian="none" style:font-size-complex="14pt" style:language-complex="zxx" style:country-complex="none"/>
    </style:style>
    <style:style style:name="P27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3ba8f9" officeooo:paragraph-rsid="003ba8f9" style:font-size-asian="14pt" style:language-asian="zxx" style:country-asian="none" style:font-size-complex="14pt" style:language-complex="zxx" style:country-complex="none"/>
    </style:style>
    <style:style style:name="P28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209aad" officeooo:paragraph-rsid="00209aad" style:font-size-asian="14pt" style:language-asian="zxx" style:country-asian="none" style:font-size-complex="14pt" style:language-complex="zxx" style:country-complex="none"/>
    </style:style>
    <style:style style:name="P29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paragraph-rsid="0010b3d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paragraph-rsid="002bee3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paragraph-rsid="001ce0b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3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rsid="00261d1d" officeooo:paragraph-rsid="00261d1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rsid="00261d1d" officeooo:paragraph-rsid="002830f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5" style:family="paragraph" style:parent-style-name="Preformatted_20_Text">
      <style:paragraph-properties fo:text-align="start" style:justify-single-word="false">
        <style:tab-stops>
          <style:tab-stop style:position="5.017cm"/>
        </style:tab-stops>
      </style:paragraph-properties>
      <style:text-properties style:font-name="Times New Roman" fo:font-size="14pt" fo:language="zxx" fo:country="none" fo:font-weight="bold" officeooo:rsid="00261d1d" officeooo:paragraph-rsid="00261d1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rsid="00261d1d" officeooo:paragraph-rsid="004f633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rsid="00225490" officeooo:paragraph-rsid="0022549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bold" officeooo:rsid="002549d5" officeooo:paragraph-rsid="002549d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0b2d24" officeooo:paragraph-rsid="000b2d24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40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41" style:family="paragraph" style:parent-style-name="Preformatted_20_Text">
      <style:text-properties style:font-name="Times New Roman" fo:font-size="14pt" fo:language="zxx" fo:country="none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42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4b7406" officeooo:paragraph-rsid="003ba8f9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43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officeooo:rsid="003ba8f9" officeooo:paragraph-rsid="004029d3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44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normal" officeooo:rsid="00225490" officeooo:paragraph-rsid="002549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normal" officeooo:rsid="002549d5" officeooo:paragraph-rsid="002549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style:font-name="Times New Roman" fo:font-size="14pt" fo:language="zxx" fo:country="none" fo:font-weight="normal" officeooo:rsid="002bee37" officeooo:paragraph-rsid="002cfa7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4f633f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48" style:family="paragraph" style:parent-style-name="Preformatted_20_Text">
      <style:paragraph-properties fo:text-align="center" style:justify-single-word="false"/>
      <style:text-properties style:font-name="Times New Roman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9" style:family="paragraph" style:parent-style-name="Preformatted_20_Text">
      <style:paragraph-properties fo:text-align="end" style:justify-single-word="false"/>
      <style:text-properties fo:language="zxx" fo:country="none" style:language-asian="zxx" style:country-asian="none" style:language-complex="zxx" style:country-complex="none"/>
    </style:style>
    <style:style style:name="P50" style:family="paragraph" style:parent-style-name="Preformatted_20_Text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51" style:family="paragraph" style:parent-style-name="Preformatted_20_Text">
      <style:paragraph-properties fo:text-align="start" style:justify-single-word="false"/>
      <style:text-properties fo:language="zxx" fo:country="none" officeooo:paragraph-rsid="000b2d24" style:language-asian="zxx" style:country-asian="none" style:language-complex="zxx" style:country-complex="none"/>
    </style:style>
    <style:style style:name="P52" style:family="paragraph" style:parent-style-name="Preformatted_20_Text">
      <style:paragraph-properties fo:text-align="start" style:justify-single-word="false"/>
      <style:text-properties fo:language="zxx" fo:country="none" officeooo:paragraph-rsid="000ed269" style:language-asian="zxx" style:country-asian="none" style:language-complex="zxx" style:country-complex="none"/>
    </style:style>
    <style:style style:name="P53" style:family="paragraph" style:parent-style-name="Preformatted_20_Text">
      <style:paragraph-properties fo:text-align="start" style:justify-single-word="false"/>
      <style:text-properties officeooo:paragraph-rsid="004f633f"/>
    </style:style>
    <style:style style:name="P54" style:family="paragraph" style:parent-style-name="Preformatted_20_Text" style:list-style-name="L3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4f633f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5" style:family="paragraph" style:parent-style-name="Preformatted_20_Text" style:list-style-name="L4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539be5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6" style:family="paragraph" style:parent-style-name="Preformatted_20_Text" style:list-style-name="L1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4029d3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7" style:family="paragraph" style:parent-style-name="Preformatted_20_Text" style:list-style-name="L5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4029d3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8" style:family="paragraph" style:parent-style-name="Preformatted_20_Text" style:list-style-name="L8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4029d3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59" style:family="paragraph" style:parent-style-name="Preformatted_20_Text" style:list-style-name="L12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5031b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60" style:family="paragraph" style:parent-style-name="Preformatted_20_Text" style:list-style-name="L14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4fe81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61" style:family="paragraph" style:parent-style-name="Preformatted_20_Text" style:list-style-name="L7">
      <style:paragraph-properties fo:text-align="start" style:justify-single-word="false"/>
      <style:text-properties fo:color="#000000" loext:opacity="100%" style:font-name="Times New Roman" fo:font-size="14pt" fo:language="zxx" fo:country="none" officeooo:rsid="00146966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62" style:family="paragraph" style:parent-style-name="Preformatted_20_Text" style:list-style-name="L8">
      <style:paragraph-properties fo:text-align="start" style:justify-single-word="false"/>
      <style:text-properties officeooo:paragraph-rsid="00539be5"/>
    </style:style>
    <style:style style:name="P63" style:family="paragraph" style:parent-style-name="Preformatted_20_Text" style:list-style-name="L10">
      <style:paragraph-properties fo:text-align="start" style:justify-single-word="false"/>
      <style:text-properties officeooo:paragraph-rsid="004d1376"/>
    </style:style>
    <style:style style:name="P64" style:family="paragraph" style:parent-style-name="Preformatted_20_Text" style:list-style-name="L10">
      <style:paragraph-properties fo:text-align="start" style:justify-single-word="false"/>
      <style:text-properties style:font-name="Times New Roman" fo:font-size="14pt" fo:language="zxx" fo:country="none" officeooo:rsid="004b7406" officeooo:paragraph-rsid="004029d3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65" style:family="paragraph" style:parent-style-name="Preformatted_20_Text" style:list-style-name="L10">
      <style:paragraph-properties fo:text-align="start" style:justify-single-word="false"/>
      <style:text-properties style:font-name="Times New Roman" fo:font-size="14pt" fo:language="zxx" fo:country="none" officeooo:rsid="004b7406" officeooo:paragraph-rsid="004d1376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66" style:family="paragraph" style:parent-style-name="Preformatted_20_Text" style:list-style-name="L10">
      <style:paragraph-properties fo:text-align="start" style:justify-single-word="false"/>
      <style:text-properties style:font-name="Times New Roman" fo:font-size="14pt" fo:language="zxx" fo:country="none" officeooo:paragraph-rsid="004d1376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67" style:family="paragraph" style:parent-style-name="Preformatted_20_Text" style:list-style-name="L12">
      <style:paragraph-properties fo:text-align="start" style:justify-single-word="false"/>
      <style:text-properties style:font-name="Times New Roman" fo:font-size="14pt" fo:language="zxx" fo:country="none" officeooo:rsid="00209aad" officeooo:paragraph-rsid="00209aad" style:font-size-asian="14pt" style:language-asian="zxx" style:country-asian="none" style:font-size-complex="14pt" style:language-complex="zxx" style:country-complex="none"/>
    </style:style>
    <style:style style:name="P68" style:family="paragraph" style:parent-style-name="Preformatted_20_Text" style:list-style-name="L14">
      <style:paragraph-properties fo:text-align="start" style:justify-single-word="false"/>
      <style:text-properties style:font-name="Times New Roman" fo:font-size="14pt" fo:language="zxx" fo:country="none" fo:font-weight="normal" officeooo:rsid="00225490" officeooo:paragraph-rsid="0022549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9" style:family="paragraph" style:parent-style-name="Preformatted_20_Text" style:list-style-name="L14">
      <style:paragraph-properties fo:text-align="start" style:justify-single-word="false"/>
      <style:text-properties style:font-name="Times New Roman" fo:font-size="14pt" fo:language="zxx" fo:country="none" fo:font-weight="normal" officeooo:rsid="00225490" officeooo:paragraph-rsid="002549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0" style:family="paragraph" style:parent-style-name="Preformatted_20_Text" style:list-style-name="L14">
      <style:paragraph-properties fo:text-align="start" style:justify-single-word="false"/>
      <style:text-properties style:font-name="Times New Roman" fo:font-size="14pt" fo:language="zxx" fo:country="none" fo:font-weight="normal" officeooo:rsid="0022a2e2" officeooo:paragraph-rsid="0022a2e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1" style:family="paragraph" style:parent-style-name="Preformatted_20_Text" style:list-style-name="L14">
      <style:paragraph-properties fo:text-align="start" style:justify-single-word="false"/>
      <style:text-properties style:font-name="Times New Roman" fo:font-size="14pt" fo:language="zxx" fo:country="none" fo:font-weight="normal" officeooo:rsid="0022a2e2" officeooo:paragraph-rsid="002549d5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2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paragraph-rsid="0010b3d6" style:font-size-asian="14pt" style:language-asian="zxx" style:country-asian="none" style:font-size-complex="14pt" style:language-complex="zxx" style:country-complex="none"/>
    </style:style>
    <style:style style:name="P73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paragraph-rsid="00123c74" style:font-size-asian="14pt" style:language-asian="zxx" style:country-asian="none" style:font-size-complex="14pt" style:language-complex="zxx" style:country-complex="none"/>
    </style:style>
    <style:style style:name="P74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11511e" officeooo:paragraph-rsid="00123c74" style:font-size-asian="14pt" style:language-asian="zxx" style:country-asian="none" style:font-size-complex="14pt" style:language-complex="zxx" style:country-complex="none"/>
    </style:style>
    <style:style style:name="P75" style:family="paragraph" style:parent-style-name="Preformatted_20_Text">
      <style:paragraph-properties fo:text-align="start" style:justify-single-word="false"/>
      <style:text-properties style:font-name="Times New Roman" fo:font-size="14pt" fo:language="ru" fo:country="RU" officeooo:rsid="00123c74" officeooo:paragraph-rsid="00123c74" style:font-size-asian="14pt" style:language-asian="zxx" style:country-asian="none" style:font-size-complex="14pt" style:language-complex="zxx" style:country-complex="none"/>
    </style:style>
    <style:style style:name="P76" style:family="paragraph" style:parent-style-name="Preformatted_20_Text" style:list-style-name="L10">
      <style:paragraph-properties fo:text-align="start" style:justify-single-word="false"/>
      <style:text-properties fo:language="zxx" fo:country="none" officeooo:rsid="0014f618" officeooo:paragraph-rsid="004d1376" style:language-asian="zxx" style:country-asian="none" style:language-complex="zxx" style:country-complex="none"/>
    </style:style>
    <style:style style:name="P77" style:family="paragraph" style:parent-style-name="Standard" style:list-style-name="L1">
      <style:paragraph-properties fo:text-align="start" style:justify-single-word="false"/>
      <style:text-properties style:font-name="Times New Roman" fo:font-size="14pt" fo:language="zxx" fo:country="none" officeooo:rsid="003ba8f9" officeooo:paragraph-rsid="004d1376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Times New Roman" fo:font-size="14pt" fo:language="zxx" fo:country="none" officeooo:rsid="003ba8f9" officeooo:paragraph-rsid="005120ae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79" style:family="paragraph" style:parent-style-name="Standard" style:list-style-name="L1">
      <style:paragraph-properties fo:text-align="start" style:justify-single-word="false"/>
      <style:text-properties style:font-name="Times New Roman" fo:font-size="14pt" fo:language="zxx" fo:country="none" officeooo:rsid="003ba8f9" officeooo:paragraph-rsid="00539be5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Times New Roman" fo:font-size="14pt" fo:language="zxx" fo:country="none" officeooo:rsid="003ba8f9" officeooo:paragraph-rsid="004029d3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1" style:family="paragraph" style:parent-style-name="Standard" style:list-style-name="L3">
      <style:paragraph-properties fo:text-align="start" style:justify-single-word="false"/>
      <style:text-properties style:font-name="Times New Roman" fo:font-size="14pt" fo:language="zxx" fo:country="none" officeooo:rsid="003ba8f9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2" style:family="paragraph" style:parent-style-name="Standard" style:list-style-name="L4">
      <style:paragraph-properties fo:text-align="start" style:justify-single-word="false"/>
      <style:text-properties style:font-name="Times New Roman" fo:font-size="14pt" fo:language="zxx" fo:country="none" officeooo:rsid="003ba8f9" officeooo:paragraph-rsid="00539be5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3" style:family="paragraph" style:parent-style-name="Standard" style:list-style-name="L9">
      <style:paragraph-properties fo:text-align="start" style:justify-single-word="false"/>
      <style:text-properties style:font-name="Times New Roman" fo:font-size="14pt" fo:language="zxx" fo:country="none" officeooo:rsid="004b7406" officeooo:paragraph-rsid="004b7406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4" style:family="paragraph" style:parent-style-name="Standard" style:list-style-name="L1">
      <style:paragraph-properties fo:text-align="start" style:justify-single-word="false"/>
      <style:text-properties style:font-name="Times New Roman" fo:font-size="14pt" fo:language="ru" fo:country="RU" officeooo:rsid="004f633f" officeooo:paragraph-rsid="0051050c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5" style:family="paragraph" style:parent-style-name="Standard" style:list-style-name="L1">
      <style:paragraph-properties fo:text-align="start" style:justify-single-word="false"/>
      <style:text-properties style:font-name="Times New Roman" fo:font-size="14pt" fo:language="ru" fo:country="RU" officeooo:rsid="004f633f" officeooo:paragraph-rsid="004f9787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6" style:family="paragraph" style:parent-style-name="Standard" style:list-style-name="L1">
      <style:paragraph-properties fo:text-align="start" style:justify-single-word="false"/>
      <style:text-properties style:font-name="Times New Roman" fo:font-size="14pt" fo:language="ru" fo:country="RU" officeooo:rsid="004f633f" officeooo:paragraph-rsid="005120ae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7" style:family="paragraph" style:parent-style-name="Standard" style:list-style-name="L1">
      <style:paragraph-properties fo:text-align="start" style:justify-single-word="false"/>
      <style:text-properties style:font-name="Times New Roman" fo:font-size="14pt" fo:language="ru" fo:country="RU" officeooo:rsid="00539be5" officeooo:paragraph-rsid="00539be5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88" style:family="paragraph" style:parent-style-name="Standard" style:list-style-name="L2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4d1376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89" style:family="paragraph" style:parent-style-name="Standard" style:list-style-name="L3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4f633f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539be5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1" style:family="paragraph" style:parent-style-name="Standard" style:list-style-name="L11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ba8f9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2" style:family="paragraph" style:parent-style-name="Standard" style:list-style-name="L11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c159d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3" style:family="paragraph" style:parent-style-name="Standard" style:list-style-name="L13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7c0e6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4" style:family="paragraph" style:parent-style-name="Standard" style:list-style-name="L15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2bee37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5" style:family="paragraph" style:parent-style-name="Standard" style:list-style-name="L17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5031b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6" style:family="paragraph" style:parent-style-name="Standard" style:list-style-name="L18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9fd88" officeooo:paragraph-rsid="0035d0a3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7" style:family="paragraph" style:parent-style-name="Standard" style:list-style-name="L16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Times New Roman" fo:font-size="14pt" fo:language="zxx" fo:country="none" fo:font-weight="normal" officeooo:rsid="0029fd88" officeooo:paragraph-rsid="0051050c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8" style:family="paragraph" style:parent-style-name="Standard" style:list-style-name="L14">
      <style:paragraph-properties fo:text-align="start" style:justify-single-word="false"/>
      <style:text-properties fo:color="#000000" loext:opacity="100%" style:font-name="Times New Roman" fo:font-size="14pt" fo:language="zxx" fo:country="none" fo:font-weight="normal" officeooo:rsid="00247aae" officeooo:paragraph-rsid="0032e666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fo:color="#000000" loext:opacity="100%" style:font-name="Times New Roman" fo:font-size="14pt" fo:language="zxx" fo:country="none" officeooo:rsid="003ba8f9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100" style:family="paragraph" style:parent-style-name="Standard" style:list-style-name="L7">
      <style:paragraph-properties fo:text-align="start" style:justify-single-word="false"/>
      <style:text-properties fo:color="#000000" loext:opacity="100%" style:font-name="Times New Roman" fo:font-size="14pt" fo:language="zxx" fo:country="none" officeooo:rsid="00146966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101" style:family="paragraph" style:parent-style-name="Standard" style:list-style-name="L7">
      <style:paragraph-properties fo:text-align="start" style:justify-single-word="false"/>
      <style:text-properties fo:color="#000000" loext:opacity="100%" style:font-name="Times New Roman" fo:font-size="14pt" fo:language="zxx" fo:country="none" officeooo:rsid="0014f618" officeooo:paragraph-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102" style:family="paragraph" style:parent-style-name="Standard" style:list-style-name="L10">
      <style:paragraph-properties fo:text-align="start" style:justify-single-word="false"/>
      <style:text-properties fo:color="#000000" loext:opacity="100%" style:font-name="Times New Roman" fo:font-size="14pt" fo:language="zxx" fo:country="none" officeooo:rsid="0014f618" officeooo:paragraph-rsid="004d1376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P10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JetBrains Mono" fo:font-size="14pt" fo:language="ru" fo:country="RU" fo:font-style="italic" fo:font-weight="normal" fo:background-color="transparent" style:font-size-asian="14pt" style:language-asian="zxx" style:country-asian="none" style:font-style-asian="italic" style:font-weight-asian="normal" style:font-size-complex="14pt" style:language-complex="zxx" style:country-complex="none" style:font-style-complex="italic"/>
    </style:style>
    <style:style style:name="P104" style:family="paragraph" style:parent-style-name="Standard" style:list-style-name="L10">
      <style:paragraph-properties fo:text-align="start" style:justify-single-word="false"/>
      <style:text-properties officeooo:paragraph-rsid="004d1376"/>
    </style:style>
    <style:style style:name="P105" style:family="paragraph" style:parent-style-name="Standard" style:list-style-name="L16">
      <loext:graphic-properties draw:fill="solid" draw:fill-color="#ffffff"/>
      <style:paragraph-properties fo:background-color="#ffffff" fo:padding="0cm" fo:border="none" style:shadow="none"/>
      <style:text-properties fo:language="zxx" fo:country="none" officeooo:paragraph-rsid="0051050c" style:language-asian="zxx" style:country-asian="none" style:language-complex="zxx" style:country-complex="none"/>
    </style:style>
    <style:style style:name="T1" style:family="text">
      <style:text-properties officeooo:rsid="00080fe2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fo:font-weight="normal" officeooo:rsid="004d1376" style:font-style-asian="normal" style:font-weight-asian="normal"/>
    </style:style>
    <style:style style:name="T4" style:family="text">
      <style:text-properties fo:language="en" fo:country="US" fo:font-style="normal" fo:font-weight="normal" officeooo:rsid="004f633f" style:font-style-asian="normal" style:font-weight-asian="normal"/>
    </style:style>
    <style:style style:name="T5" style:family="text">
      <style:text-properties fo:language="en" fo:country="US" officeooo:rsid="004d9fea"/>
    </style:style>
    <style:style style:name="T6" style:family="text">
      <style:text-properties fo:language="en" fo:country="US" officeooo:rsid="004f633f"/>
    </style:style>
    <style:style style:name="T7" style:family="text">
      <style:text-properties fo:language="en" fo:country="US" officeooo:rsid="004f9787"/>
    </style:style>
    <style:style style:name="T8" style:family="text">
      <style:text-properties fo:language="en" fo:country="US" officeooo:rsid="005120ae"/>
    </style:style>
    <style:style style:name="T9" style:family="text">
      <style:text-properties fo:language="en" fo:country="US" officeooo:rsid="00539be5"/>
    </style:style>
    <style:style style:name="T10" style:family="text">
      <style:text-properties officeooo:rsid="000a0a6f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officeooo:rsid="000b2d24" style:font-size-asian="14pt" style:font-size-complex="14pt"/>
    </style:style>
    <style:style style:name="T13" style:family="text">
      <style:text-properties style:font-name="Times New Roman" fo:font-size="14pt" style:font-name-asian="NSimSun" style:font-size-asian="14pt" style:font-name-complex="Liberation Mono" style:font-size-complex="14pt"/>
    </style:style>
    <style:style style:name="T14" style:family="text">
      <style:text-properties style:font-name="Times New Roman" fo:font-size="14pt" officeooo:rsid="000a0a6f" style:font-name-asian="NSimSun" style:font-size-asian="14pt" style:font-name-complex="Liberation Mono" style:font-size-complex="14pt"/>
    </style:style>
    <style:style style:name="T15" style:family="text">
      <style:text-properties style:font-name="Times New Roman" fo:font-size="14pt" officeooo:rsid="000b2d24" style:font-name-asian="NSimSun" style:font-size-asian="14pt" style:font-name-complex="Liberation Mono" style:font-size-complex="14pt"/>
    </style:style>
    <style:style style:name="T16" style:family="text">
      <style:text-properties style:font-name="Times New Roman" fo:font-size="14pt" officeooo:rsid="000cda89" style:font-name-asian="NSimSun" style:font-size-asian="14pt" style:font-name-complex="Liberation Mono" style:font-size-complex="14pt"/>
    </style:style>
    <style:style style:name="T17" style:family="text">
      <style:text-properties style:font-name="Times New Roman" fo:font-size="14pt" officeooo:rsid="000ed269" style:font-name-asian="NSimSun" style:font-size-asian="14pt" style:font-name-complex="Liberation Mono" style:font-size-complex="14pt"/>
    </style:style>
    <style:style style:name="T18" style:family="text">
      <style:text-properties style:font-name="Times New Roman" fo:font-size="14pt" officeooo:rsid="00168dd5" style:font-name-asian="NSimSun" style:font-size-asian="14pt" style:font-name-complex="Liberation Mono" style:font-size-complex="14pt"/>
    </style:style>
    <style:style style:name="T19" style:family="text">
      <style:text-properties style:font-name="Times New Roman" fo:font-size="14pt" fo:language="en" fo:country="US" officeooo:rsid="004d1376" style:font-name-asian="NSimSun" style:font-size-asian="14pt" style:font-name-complex="Liberation Mono" style:font-size-complex="14pt"/>
    </style:style>
    <style:style style:name="T20" style:family="text">
      <style:text-properties style:font-name="Times New Roman" fo:font-size="14pt" fo:language="en" fo:country="US" officeooo:rsid="004d1376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T21" style:family="text">
      <style:text-properties style:font-name="Times New Roman" fo:font-size="14pt" fo:language="zxx" fo:country="none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T22" style:family="text">
      <style:text-properties style:font-name="Times New Roman" fo:font-size="14pt" fo:language="zxx" fo:country="none" officeooo:rsid="0014f618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T23" style:family="text">
      <style:text-properties style:font-name="Times New Roman" fo:font-size="14pt" fo:language="zxx" fo:country="none" officeooo:rsid="00168dd5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T24" style:family="text">
      <style:text-properties style:font-name="Times New Roman" fo:font-size="14pt" fo:language="zxx" fo:country="none" officeooo:rsid="003ba8f9" style:font-size-asian="14pt" style:language-asian="zxx" style:country-asian="none" style:font-size-complex="14pt" style:language-complex="zxx" style:country-complex="none"/>
    </style:style>
    <style:style style:name="T25" style:family="text">
      <style:text-properties style:font-name="Times New Roman" fo:font-size="14pt" fo:language="ru" fo:country="RU" officeooo:rsid="004f633f" style:font-size-asian="14pt" style:language-asian="zxx" style:country-asian="none" style:font-size-complex="14pt" style:language-complex="zxx" style:country-complex="none"/>
    </style:style>
    <style:style style:name="T26" style:family="text">
      <style:text-properties style:font-name="Times New Roman" fo:font-size="14pt" fo:language="ru" fo:country="RU" officeooo:rsid="004f633f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T27" style:family="text">
      <style:text-properties officeooo:rsid="000b2d24"/>
    </style:style>
    <style:style style:name="T28" style:family="text">
      <style:text-properties officeooo:rsid="000cda89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font-style="normal" fo:font-weight="normal" officeooo:rsid="004d1376" style:font-style-asian="normal" style:font-weight-asian="normal"/>
    </style:style>
    <style:style style:name="T31" style:family="text">
      <style:text-properties fo:language="ru" fo:country="RU" fo:font-style="normal" officeooo:rsid="004d1376" style:font-style-asian="normal"/>
    </style:style>
    <style:style style:name="T32" style:family="text">
      <style:text-properties fo:language="ru" fo:country="RU" fo:font-style="normal" officeooo:rsid="004f633f" style:font-style-asian="normal"/>
    </style:style>
    <style:style style:name="T33" style:family="text">
      <style:text-properties fo:language="ru" fo:country="RU" fo:font-style="normal" officeooo:rsid="00539be5" style:font-style-asian="normal"/>
    </style:style>
    <style:style style:name="T34" style:family="text">
      <style:text-properties fo:language="ru" fo:country="RU" officeooo:rsid="004d9fea"/>
    </style:style>
    <style:style style:name="T35" style:family="text">
      <style:text-properties fo:language="ru" fo:country="RU" officeooo:rsid="004f633f"/>
    </style:style>
    <style:style style:name="T36" style:family="text">
      <style:text-properties fo:language="ru" fo:country="RU" fo:font-weight="bold" officeooo:rsid="004f633f" style:font-weight-asian="bold" style:font-weight-complex="bold"/>
    </style:style>
    <style:style style:name="T37" style:family="text">
      <style:text-properties fo:language="ru" fo:country="RU" officeooo:rsid="005120ae"/>
    </style:style>
    <style:style style:name="T38" style:family="text">
      <style:text-properties fo:language="ru" fo:country="RU" officeooo:rsid="00539be5"/>
    </style:style>
    <style:style style:name="T39" style:family="text">
      <style:text-properties fo:language="ru" fo:country="RU" officeooo:rsid="0052bce5"/>
    </style:style>
    <style:style style:name="T40" style:family="text">
      <style:text-properties fo:color="#000000" loext:opacity="100%" style:font-name="JetBrains Mono" fo:font-style="italic" fo:font-weight="normal" fo:background-color="transparent" loext:char-shading-value="0" style:font-style-asian="italic" style:font-weight-asian="normal" style:font-style-complex="italic"/>
    </style:style>
    <style:style style:name="T41" style:family="text">
      <style:text-properties fo:color="#000000" loext:opacity="100%" style:font-name="JetBrains Mono" fo:font-style="italic" fo:font-weight="normal" officeooo:rsid="0011511e" fo:background-color="transparent" loext:char-shading-value="0" style:font-name-asian="NSimSun" style:font-style-asian="italic" style:font-weight-asian="normal" style:font-name-complex="Liberation Mono" style:font-style-complex="italic"/>
    </style:style>
    <style:style style:name="T42" style:family="text">
      <style:text-properties fo:color="#000000" loext:opacity="100%" style:font-name="Times New Roman" fo:font-size="14pt" fo:language="ru" fo:country="RU" officeooo:rsid="004d1376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T43" style:family="text">
      <style:text-properties fo:color="#000000" loext:opacity="100%" style:font-name="Times New Roman" fo:font-size="14pt" fo:language="ru" fo:country="RU" fo:font-style="normal" fo:font-weight="normal" officeooo:rsid="004d9fea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T44" style:family="text">
      <style:text-properties fo:color="#000000" loext:opacity="100%" style:font-name="Times New Roman" fo:font-size="14pt" fo:language="ru" fo:country="RU" fo:font-weight="normal" officeooo:rsid="00539be5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T45" style:family="text">
      <style:text-properties fo:color="#000000" loext:opacity="100%" style:font-name="Times New Roman" fo:font-size="14pt" fo:language="en" fo:country="US" fo:font-style="normal" fo:font-weight="normal" officeooo:rsid="004d1376" style:font-name-asian="NSimSun" style:font-size-asian="14pt" style:language-asian="zxx" style:country-asian="none" style:font-style-asian="normal" style:font-weight-asian="normal" style:font-name-complex="Liberation Mono" style:font-size-complex="14pt" style:language-complex="zxx" style:country-complex="none"/>
    </style:style>
    <style:style style:name="T46" style:family="text">
      <style:text-properties fo:color="#000000" loext:opacity="100%" style:font-name="Times New Roman" fo:font-size="14pt" fo:language="en" fo:country="US" fo:font-style="normal" fo:font-weight="normal" officeooo:rsid="004d1376" style:font-name-asian="NSimSun" style:font-size-asian="14pt" style:font-style-asian="normal" style:font-weight-asian="normal" style:font-name-complex="Liberation Mono" style:font-size-complex="14pt"/>
    </style:style>
    <style:style style:name="T47" style:family="text">
      <style:text-properties fo:color="#000000" loext:opacity="100%" style:font-name="Times New Roman" fo:font-size="14pt" fo:language="en" fo:country="US" fo:font-weight="normal" officeooo:rsid="00539be5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T48" style:family="text">
      <style:text-properties fo:color="#000000" loext:opacity="100%" style:font-name="Times New Roman" fo:font-size="14pt" fo:font-style="normal" fo:font-weight="normal" style:font-name-asian="NSimSun" style:font-size-asian="14pt" style:font-style-asian="normal" style:font-weight-asian="normal" style:font-name-complex="Liberation Mono" style:font-size-complex="14pt"/>
    </style:style>
    <style:style style:name="T49" style:family="text">
      <style:text-properties fo:color="#000000" loext:opacity="100%" style:font-name="Times New Roman" fo:font-size="14pt" fo:font-style="normal" fo:font-weight="normal" officeooo:rsid="0029fd88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T50" style:family="text">
      <style:text-properties fo:color="#000000" loext:opacity="100%" style:font-name="Times New Roman" fo:font-size="14pt" fo:font-style="normal" fo:font-weight="normal" officeooo:rsid="002f33b5" style:font-name-asian="NSimSun" style:font-size-asian="14pt" style:font-style-asian="normal" style:font-weight-asian="normal" style:font-name-complex="Liberation Mono" style:font-size-complex="14pt" style:font-weight-complex="normal"/>
    </style:style>
    <style:style style:name="T51" style:family="text">
      <style:text-properties fo:color="#000000" loext:opacity="100%" style:font-name="Times New Roman" fo:font-size="14pt" fo:language="zxx" fo:country="none" fo:font-style="normal" fo:font-weight="normal" officeooo:rsid="0014f618" style:font-name-asian="NSimSun" style:font-size-asian="14pt" style:language-asian="zxx" style:country-asian="none" style:font-style-asian="normal" style:font-weight-asian="normal" style:font-name-complex="Liberation Mono" style:font-size-complex="14pt" style:language-complex="zxx" style:country-complex="none"/>
    </style:style>
    <style:style style:name="T52" style:family="text">
      <style:text-properties fo:color="#000000" loext:opacity="100%" style:font-name="Times New Roman" fo:font-size="14pt" fo:language="zxx" fo:country="none" style:font-name-asian="NSimSun" style:font-size-asian="14pt" style:language-asian="zxx" style:country-asian="none" style:font-name-complex="Liberation Mono" style:font-size-complex="14pt" style:language-complex="zxx" style:country-complex="none"/>
    </style:style>
    <style:style style:name="T53" style:family="text">
      <style:text-properties fo:color="#000000" loext:opacity="100%" style:font-name="Times New Roman" fo:font-size="14pt" fo:language="zxx" fo:country="none" fo:font-weight="normal" officeooo:rsid="0029fd88" style:font-name-asian="NSimSun" style:font-size-asian="14pt" style:language-asian="zxx" style:country-asian="none" style:font-weight-asian="normal" style:font-name-complex="Liberation Mono" style:font-size-complex="14pt" style:language-complex="zxx" style:country-complex="none" style:font-weight-complex="normal"/>
    </style:style>
    <style:style style:name="T54" style:family="text">
      <style:text-properties fo:color="#000000" loext:opacity="100%" fo:language="en" fo:country="US" fo:font-style="normal" fo:font-weight="normal" officeooo:rsid="004d1376" style:font-style-asian="normal" style:font-weight-asian="normal"/>
    </style:style>
    <style:style style:name="T55" style:family="text">
      <style:text-properties fo:color="#000000" loext:opacity="100%" fo:font-style="italic" fo:font-weight="normal" officeooo:rsid="0011511e" fo:background-color="transparent" loext:char-shading-value="0" style:font-name-asian="NSimSun" style:font-style-asian="italic" style:font-weight-asian="normal" style:font-name-complex="Liberation Mono" style:font-style-complex="italic"/>
    </style:style>
    <style:style style:name="T56" style:family="text">
      <style:text-properties fo:color="#000000" loext:opacity="100%" fo:font-style="normal" fo:font-weight="normal" officeooo:rsid="0011511e" fo:background-color="transparent" loext:char-shading-value="0" style:font-name-asian="NSimSun" style:font-style-asian="normal" style:font-weight-asian="normal" style:font-name-complex="Liberation Mono" style:font-style-complex="normal"/>
    </style:style>
    <style:style style:name="T57" style:family="text">
      <style:text-properties fo:color="#000000" loext:opacity="100%" fo:font-style="normal" fo:font-weight="normal" officeooo:rsid="0014f618" style:font-style-asian="normal" style:font-weight-asian="normal"/>
    </style:style>
    <style:style style:name="T58" style:family="text">
      <style:text-properties fo:color="#000000" loext:opacity="100%" fo:font-style="normal" officeooo:rsid="0029fd88" style:font-name-asian="NSimSun" style:font-style-asian="normal" style:font-name-complex="Liberation Mono"/>
    </style:style>
    <style:style style:name="T59" style:family="text">
      <style:text-properties fo:color="#000000" loext:opacity="100%" style:font-name-asian="NSimSun" style:font-name-complex="Liberation Mono"/>
    </style:style>
    <style:style style:name="T60" style:family="text">
      <style:text-properties fo:color="#000000" loext:opacity="100%" officeooo:rsid="00247aae" style:font-name-asian="NSimSun" style:font-name-complex="Liberation Mono"/>
    </style:style>
    <style:style style:name="T61" style:family="text">
      <style:text-properties fo:color="#000000" loext:opacity="100%" officeooo:rsid="0029fd88" style:font-name-asian="NSimSun" style:font-name-complex="Liberation Mono"/>
    </style:style>
    <style:style style:name="T62" style:family="text">
      <style:text-properties fo:color="#000000" loext:opacity="100%" fo:language="zxx" fo:country="none" fo:font-style="normal" fo:font-weight="normal" officeooo:rsid="0044e212" style:font-style-asian="normal" style:font-weight-asian="normal"/>
    </style:style>
    <style:style style:name="T63" style:family="text">
      <style:text-properties officeooo:rsid="00225490"/>
    </style:style>
    <style:style style:name="T64" style:family="text">
      <style:text-properties officeooo:rsid="00146966"/>
    </style:style>
    <style:style style:name="T65" style:family="text">
      <style:text-properties style:font-name-asian="NSimSun" style:font-name-complex="Liberation Mono"/>
    </style:style>
    <style:style style:name="T66" style:family="text">
      <style:text-properties officeooo:rsid="0014f618" style:font-name-asian="NSimSun" style:font-name-complex="Liberation Mono"/>
    </style:style>
    <style:style style:name="T67" style:family="text">
      <style:text-properties officeooo:rsid="00146966" style:font-name-asian="NSimSun" style:font-name-complex="Liberation Mono"/>
    </style:style>
    <style:style style:name="T68" style:family="text">
      <style:text-properties officeooo:rsid="00247aae"/>
    </style:style>
    <style:style style:name="T69" style:family="text">
      <style:text-properties officeooo:rsid="002549d5"/>
    </style:style>
    <style:style style:name="T70" style:family="text">
      <style:text-properties fo:font-style="normal" style:font-style-asian="normal"/>
    </style:style>
    <style:style style:name="T71" style:family="text">
      <style:text-properties fo:font-style="normal" officeooo:rsid="002bee37" style:font-style-asian="normal"/>
    </style:style>
    <style:style style:name="T72" style:family="text">
      <style:text-properties fo:font-style="normal" officeooo:rsid="0022a2e2" style:font-style-asian="normal"/>
    </style:style>
    <style:style style:name="T73" style:family="text">
      <style:text-properties fo:font-style="normal" officeooo:rsid="002e34fe" style:font-style-asian="normal"/>
    </style:style>
    <style:style style:name="T74" style:family="text">
      <style:text-properties fo:font-style="normal" officeooo:rsid="002f2388" style:font-style-asian="normal"/>
    </style:style>
    <style:style style:name="T75" style:family="text">
      <style:text-properties fo:font-style="normal" officeooo:rsid="002f33b5" style:font-style-asian="normal"/>
    </style:style>
    <style:style style:name="T76" style:family="text">
      <style:text-properties fo:font-style="normal" officeooo:rsid="00307c72" style:font-style-asian="normal"/>
    </style:style>
    <style:style style:name="T77" style:family="text">
      <style:text-properties fo:font-style="normal" officeooo:rsid="0031c963" style:font-style-asian="normal"/>
    </style:style>
    <style:style style:name="T78" style:family="text">
      <style:text-properties fo:font-style="normal" officeooo:rsid="0032e666" style:font-style-asian="normal"/>
    </style:style>
    <style:style style:name="T79" style:family="text">
      <style:text-properties fo:font-style="normal" officeooo:rsid="0037c0e6" style:font-style-asian="normal"/>
    </style:style>
    <style:style style:name="T80" style:family="text">
      <style:text-properties fo:font-style="normal" officeooo:rsid="003ba8f9" style:font-style-asian="normal"/>
    </style:style>
    <style:style style:name="T81" style:family="text">
      <style:text-properties fo:font-style="normal" officeooo:rsid="003c159d" style:font-style-asian="normal"/>
    </style:style>
    <style:style style:name="T82" style:family="text">
      <style:text-properties fo:font-style="normal" officeooo:rsid="003db7ed" style:font-style-asian="normal"/>
    </style:style>
    <style:style style:name="T83" style:family="text">
      <style:text-properties fo:font-style="normal" officeooo:rsid="003e8865" style:font-style-asian="normal"/>
    </style:style>
    <style:style style:name="T84" style:family="text">
      <style:text-properties fo:font-style="normal" officeooo:rsid="0040836a" style:font-style-asian="normal"/>
    </style:style>
    <style:style style:name="T85" style:family="text">
      <style:text-properties fo:font-style="normal" officeooo:rsid="0040d2c3" style:font-style-asian="normal"/>
    </style:style>
    <style:style style:name="T86" style:family="text">
      <style:text-properties fo:font-style="normal" officeooo:rsid="0042bc23" style:font-style-asian="normal"/>
    </style:style>
    <style:style style:name="T87" style:family="text">
      <style:text-properties fo:font-style="normal" officeooo:rsid="00440c17" style:font-style-asian="normal"/>
    </style:style>
    <style:style style:name="T88" style:family="text">
      <style:text-properties fo:font-style="normal" officeooo:rsid="00345b1b" style:font-style-asian="normal"/>
    </style:style>
    <style:style style:name="T89" style:family="text">
      <style:text-properties fo:font-style="normal" officeooo:rsid="00225490" style:font-style-asian="normal"/>
    </style:style>
    <style:style style:name="T90" style:family="text">
      <style:text-properties fo:font-style="normal" fo:font-weight="normal" style:font-style-asian="normal" style:font-weight-asian="normal"/>
    </style:style>
    <style:style style:name="T91" style:family="text">
      <style:text-properties fo:font-style="normal" fo:font-weight="normal" officeooo:rsid="00404f8c" style:font-style-asian="normal" style:font-weight-asian="normal"/>
    </style:style>
    <style:style style:name="T92" style:family="text">
      <style:text-properties fo:font-style="normal" fo:font-weight="normal" officeooo:rsid="0040836a" style:font-style-asian="normal" style:font-weight-asian="normal"/>
    </style:style>
    <style:style style:name="T93" style:family="text">
      <style:text-properties fo:font-style="normal" fo:font-weight="normal" officeooo:rsid="0044e212" style:font-style-asian="normal" style:font-weight-asian="normal"/>
    </style:style>
    <style:style style:name="T94" style:family="text">
      <style:text-properties fo:font-style="normal" fo:font-weight="normal" officeooo:rsid="00168dd5" style:font-style-asian="normal" style:font-weight-asian="normal"/>
    </style:style>
    <style:style style:name="T95" style:family="text">
      <style:text-properties fo:font-style="normal" fo:font-weight="normal" officeooo:rsid="0046d4be" style:font-style-asian="normal" style:font-weight-asian="normal"/>
    </style:style>
    <style:style style:name="T96" style:family="text">
      <style:text-properties fo:font-style="normal" fo:font-weight="normal" officeooo:rsid="004d1376" style:font-style-asian="normal" style:font-weight-asian="normal"/>
    </style:style>
    <style:style style:name="T97" style:family="text">
      <style:text-properties fo:font-style="normal" fo:font-weight="normal" style:font-style-asian="normal" style:font-weight-asian="normal" style:font-style-complex="normal" style:font-weight-complex="bold"/>
    </style:style>
    <style:style style:name="T98" style:family="text">
      <style:text-properties fo:font-style="normal" fo:font-weight="normal" officeooo:rsid="00168dd5" style:font-style-asian="normal" style:font-weight-asian="normal" style:font-style-complex="normal" style:font-weight-complex="bold"/>
    </style:style>
    <style:style style:name="T99" style:family="text">
      <style:text-properties fo:font-style="normal" fo:font-weight="normal" officeooo:rsid="0044e212" style:font-style-asian="normal" style:font-weight-asian="normal" style:font-style-complex="normal" style:font-weight-complex="bold"/>
    </style:style>
    <style:style style:name="T100" style:family="text">
      <style:text-properties officeooo:rsid="0038d226"/>
    </style:style>
    <style:style style:name="T101" style:family="text">
      <style:text-properties officeooo:rsid="003ba8f9"/>
    </style:style>
    <style:style style:name="T102" style:family="text">
      <style:text-properties officeooo:rsid="0042bc23"/>
    </style:style>
    <style:style style:name="T103" style:family="text">
      <style:text-properties officeooo:rsid="004b7406"/>
    </style:style>
    <style:style style:name="T104" style:family="text">
      <style:text-properties officeooo:rsid="00123c74"/>
    </style:style>
    <style:style style:name="T105" style:family="text">
      <style:text-properties officeooo:rsid="0011511e"/>
    </style:style>
    <style:style style:name="T106" style:family="text">
      <style:text-properties officeooo:rsid="00192be3"/>
    </style:style>
    <style:style style:name="T107" style:family="text">
      <style:text-properties officeooo:rsid="004aaeec"/>
    </style:style>
    <style:style style:name="T108" style:family="text">
      <style:text-properties officeooo:rsid="0014f618"/>
    </style:style>
    <style:style style:name="T109" style:family="text">
      <style:text-properties officeooo:rsid="0022a2e2"/>
    </style:style>
    <style:style style:name="T110" style:family="text">
      <style:text-properties officeooo:rsid="002e34fe"/>
    </style:style>
    <style:style style:name="T111" style:family="text">
      <style:text-properties officeooo:rsid="0024dd0b"/>
    </style:style>
    <style:style style:name="T112" style:family="text">
      <style:text-properties officeooo:rsid="00261d1d"/>
    </style:style>
    <style:style style:name="T113" style:family="text">
      <style:text-properties officeooo:rsid="004d9fea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officeooo:rsid="000b2d24" style:font-name-asian="NSimSun" style:font-weight-asian="bold" style:font-name-complex="Liberation Mono" style:font-weight-complex="bold"/>
    </style:style>
    <style:style style:name="T116" style:family="text">
      <style:text-properties officeooo:rsid="005120ae"/>
    </style:style>
    <style:style style:name="T117" style:family="text">
      <style:text-properties officeooo:rsid="0052bce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униципальное бюджетное общеобразовательное учреждение<text:line-break/>«Инженерный лицей №83 имени Героя Советского Союза Пинского Матвея Савельевича Уфимского государственного нефтяного технического университета»</text:p>
      <text:p text:style-name="P17">городского округа город Уфа Республики Башкортостан</text:p>
      <text:p text:style-name="P19"><text:line-break/><text:line-break/><text:line-break/><text:line-break/><text:line-break/><text:line-break/><text:line-break/></text:p>
      <text:p text:style-name="P23">Индивидуальный проект<text:line-break/>по теме:<text:line-break/>«Создание игр<text:span text:style-name="T1">ы DungeonEscape</text:span> на языке java»</text:p>
      <text:p text:style-name="P19"><text:line-break/><text:line-break/><text:line-break/><text:line-break/><text:line-break/><text:line-break/><text:line-break/><text:line-break/><text:line-break/></text:p>
      <text:p text:style-name="P24">Обучающийся:</text:p>
      <text:p text:style-name="P24">Гагарин Егор Александрович</text:p>
      <text:p text:style-name="P24">Руководитель проекта:</text:p>
      <text:p text:style-name="P49"><text:span text:style-name="T14">Гильдин Александр Григорьевич</text:span><text:span text:style-name="T11">,</text:span></text:p>
      <text:p text:style-name="P24">учитель информатики</text:p>
      <text:p text:style-name="P19"><text:line-break/><text:line-break/><text:line-break/><text:line-break/><text:line-break/><text:line-break/><text:line-break/><text:line-break/><text:line-break/><text:line-break/><text:line-break/></text:p>
      <text:p text:style-name="P48">г. Уфа, 202<text:span text:style-name="T10">3</text:span></text:p>
      <text:p text:style-name="P19"/>
      <text:p text:style-name="P29"><text:soft-page-break/>Оглавление</text:p>
      <text:p text:style-name="P29"/>
      <text:p text:style-name="P20">Введение</text:p>
      <text:p text:style-name="P19"/>
      <text:p text:style-name="P19">1. Используемые инструменты</text:p>
      <text:p text:style-name="P19"/>
      <text:p text:style-name="P19">2. Класс DungeonEscape</text:p>
      <text:p text:style-name="P19"/>
      <text:p text:style-name="P19">3. Класс MainMenuScreen</text:p>
      <text:p text:style-name="P19"/>
      <text:p text:style-name="P50"><text:span text:style-name="T15">4</text:span><text:span text:style-name="T11">. </text:span><text:span text:style-name="T15">Класс RecordScreen</text:span></text:p>
      <text:p text:style-name="P39"/>
      <text:p text:style-name="P51"><text:span text:style-name="T15">5</text:span><text:span text:style-name="T13">. Класс SettingsScreen</text:span></text:p>
      <text:p text:style-name="P39"/>
      <text:p text:style-name="P39">6. Класс GameScreen</text:p>
      <text:p text:style-name="P39"/>
      <text:p text:style-name="P39">7. Класс Player</text:p>
      <text:p text:style-name="P19"/>
      <text:p text:style-name="P19"><text:span text:style-name="T27">8</text:span>. Класс Cage</text:p>
      <text:p text:style-name="P19"/>
      <text:p text:style-name="P25">9. Класс Slime</text:p>
      <text:p text:style-name="P25"/>
      <text:p text:style-name="P25">10. Класс Animation</text:p>
      <text:p text:style-name="P25"/>
      <text:p text:style-name="P25">11. Класс Blast</text:p>
      <text:p text:style-name="P25"/>
      <text:p text:style-name="P51"><text:span text:style-name="T15">12</text:span><text:span text:style-name="T12">. Класс Lever</text:span></text:p>
      <text:p text:style-name="P25"/>
      <text:p text:style-name="P51"><text:span text:style-name="T15">13</text:span><text:span text:style-name="T12">. Класс WinScreen</text:span></text:p>
      <text:p text:style-name="P25"/>
      <text:p text:style-name="P51"><text:span text:style-name="T15">14</text:span><text:span text:style-name="T12">. Класс DeathScreen</text:span></text:p>
      <text:p text:style-name="P19"/>
      <text:p text:style-name="P19">Заключение</text:p>
      <text:p text:style-name="P21"/>
      <text:p text:style-name="P19"/>
      <text:p text:style-name="P29">Введение</text:p>
      <text:p text:style-name="P29"/>
      <text:p text:style-name="P40">Меня заинтересовала тема создания мобильных приложений и я захотел создать свою игру для телефона Android. <text:span text:style-name="T28">В прошлом году я прошел курс</text:span> it школ<text:span text:style-name="T28">ы</text:span> Samsung, поэтому в качестве основы я буду использовать язык программирования java и программу Android Studio.</text:p>
      <text:p text:style-name="P52"><text:span text:style-name="T17">Программа </text:span><text:span text:style-name="T13">Android Studio предназначен</text:span><text:span text:style-name="T17">а</text:span><text:span text:style-name="T13"> для создания приложений и в не</text:span><text:span text:style-name="T17">й</text:span><text:span text:style-name="T13"> </text:span><text:span text:style-name="T16">не достаточно</text:span><text:span text:style-name="T13"> функций для разработки игр, поэтому я буду дополнительно использовать фреймворк libGDX, </text:span><text:span text:style-name="T17">созданный</text:span><text:span text:style-name="T13"> для разработки игр. </text:span></text:p>
      <text:p text:style-name="P40">Моя цель – создать работающую игру для Android. </text:p>
      <text:p text:style-name="P40"/>
      <text:p text:style-name="P40">Для достижения этой цели необходимо решить следующие задачи:</text:p>
      <text:p text:style-name="P40">1)Научиться работать в программе Android Studio</text:p>
      <text:p text:style-name="P41">2)Научиться использовать фреймворк libGDX</text:p>
      <text:p text:style-name="P40">3)Продумать структуру классов приложения</text:p>
      <text:p text:style-name="P40">4)Реализовать и протестировать приложение</text:p>
      <text:p text:style-name="P40"/>
      <text:p text:style-name="P40">Для получения информации я буду использовать ресурсы сайтов:</text:p>
      <text:p text:style-name="P40">http://www.libgdx.ru — официальный сайт с документацией по фреймворку libgdx.</text:p>
      <text:p text:style-name="P40">https://gamedev.ru – сайт с примерами применения фреймворка libGDX.</text:p>
      <text:p text:style-name="P40">https://ru.stackoverflow.com – сайт с разбором ошибок при использовании Android Studio.</text:p>
      <text:p text:style-name="P40">https://myitschool.ru - сайт it школы Samsung с примерами использования Android Studio.</text:p>
      <text:p text:style-name="P40">https://www.piskelapp.com - сайт с онлайн редактором изображений.</text:p>
      <text:p text:style-name="P40"/>
      <text:p text:style-name="P21"/>
      <text:p text:style-name="P29">1. Используемые инструменты</text:p>
      <text:p text:style-name="P19">Для разработки игры я использовал фреймворк libGDX. Он позволяет быстро и удобно создать макет для игры с добавлением различных библиотек, например Box2d для реалистичной физики или Controllers для подключения игровых контроллеров, а также имеет возможность интерпретации одного кода для запуска на разных мобильных устройствах(android, ios), на windows или для встраивания в сайт html.</text:p>
      <text:p text:style-name="P19">Цель моей игры — выбраться из подземелья, наполненного ловушками и монстрами.</text:p>
      <text:p text:style-name="P19">Перемещение осуществляется нажатием на соседнюю клетку, через стены ходить нельзя.</text:p>
      <text:p text:style-name="P19">Монстры будут пытаться преследовать игрока если попадут в его поле зрения.</text:p>
      <text:p text:style-name="P19">Для создания изображений я использовал онлайн<text:span text:style-name="T29"> </text:span><text:span text:style-name="T35">пиксельный</text:span><text:span text:style-name="T29"> </text:span>редактор https://www.piskelapp.com</text:p>
      <text:p text:style-name="P19"/>
      <text:p text:style-name="P19">Все игровое поле состоит из клеток, внутри которых находятся изображения стен, пола, персонажа и монстров. Игровое поле хранится в виде двумерного массива из обьектов класса Cage, отвечающего за одну клетку игрового поля.</text:p>
      <text:p text:style-name="P19"/>
      <text:p text:style-name="P21"/>
      <text:p text:style-name="P30">2. Класс DungeonEscape</text:p>
      <text:p text:style-name="P72">Основной класс игры называется «DungeonEscape».</text:p>
      <text:p text:style-name="P74">Он расширяет класс Game библиотеки libGDX. В этом классе инициализируются все объекты классов Texture, Sound, SpriteBatch, BitmapFont, считываются данные из текстовых файлов, отвечающих за хранение координат объектов на карте, которые потом заполняются в двумерные массивы для использования в классе GameScreen.</text:p>
      <text:p text:style-name="P75">Также в этом классе рассчитывается переменная size, отвечающая за определение размеров одной ячейки игрового поля.</text:p>
      <text:p text:style-name="P75">На экране должна отображаться область 9 на 7 клеток, а также столбик из 7 клеток для кнопок, то есть всего (9+1)*7=70 клеток.</text:p>
      <text:p text:style-name="P75">Размеры одной квадратной клетки вычисляются по алгоритму:</text:p>
      <text:p text:style-name="P103">size = height / 7;<text:line-break/>horizontal_otstup = (width-size*10)/2;<text:line-break/>vertical_otstup = 0;<text:line-break/>if(horizontal_otstup &lt; 0){<text:line-break/><text:tab/>horizontal_otstup = 0;<text:line-break/><text:tab/>size = width/10;<text:line-break/><text:tab/>vertical_otstup = (height - 7*size)/2;<text:line-break/>}</text:p>
      <text:p text:style-name="P75">Где <text:span text:style-name="T40">horizontal_otstup, vertical_otstup</text:span><text:span text:style-name="T55"> -</text:span><text:span text:style-name="T56"> горизонтальный и вертикальный отступы, необходимые для отображения игрового поля ровно по середине экрана, максимально большими; </text:span><text:span text:style-name="T41">height, width -</text:span><text:span text:style-name="T56"> <text:s/>высота и ширина экрана, </text:span><text:span text:style-name="T41">size - </text:span>полученное в результате значение.</text:p>
      <text:p text:style-name="P73"><text:span text:style-name="T105">После инициализации всех переменных, </text:span><text:span text:style-name="T104">создается новый объект класса MainMenuScreen, при инициализации которого при помощи this ему передаются ссылки на все ранее инициализированные переменные и</text:span><text:span text:style-name="T105"> вызывается метод </text:span><text:span text:style-name="T104">setScreen класса Game, получающий в качестве входного параметра этот экземпляр класса MainMenuScreen и устанавливающий его в качестве активного интерфейса Screen.</text:span></text:p>
      <text:p text:style-name="P11"/>
      <text:p text:style-name="P35">3. Класс <text:span text:style-name="T113">MainMenuScreen</text:span></text:p>
      <text:p text:style-name="P26">Этот класс отвечает за <text:span text:style-name="T34">создание и отображения главного меню игры, из которого можно начать игру, перейти в таблицу рекордов или в настройки.</text:span></text:p>
      <text:p text:style-name="P43">Поля класса:</text:p>
      <text:list xml:id="list4189929518" text:style-name="L1">
        <text:list-item>
          <text:p text:style-name="P77">DungeonEscape game; <text:span text:style-name="T34">(переменная, хранящая ссылку на основной класс игры, в котором инициализированы все переменные текстур)</text:span></text:p>
        </text:list-item>
        <text:list-item>
          <text:p text:style-name="P77">Slime slime; <text:span text:style-name="T34">(переменная, хранящая объект класса </text:span><text:span text:style-name="T5">Slime </text:span><text:span text:style-name="T34">для заставки)</text:span></text:p>
        </text:list-item>
        <text:list-item>
          <text:p text:style-name="P77">Player player; <text:span text:style-name="T34">(переменная, хранящая объект класса </text:span><text:span text:style-name="T5">Player </text:span><text:span text:style-name="T34">для заставки)</text:span></text:p>
        </text:list-item>
        <text:list-item>
          <text:p text:style-name="P77">float rightMoving, leftMoving, upMoving, downMoving, buttonsRealX, buttonsRealY, slowing, startTimer; <text:span text:style-name="T34">(переменные движения заставки в четырех направлениях, координат кнопок, скорости заставки и начальной задержки)</text:span></text:p>
        </text:list-item>
        <text:list-item>
          <text:p text:style-name="P77">boolean isCorrectName, isDialogOpen; <text:span text:style-name="T37">(переменные, хранящие состояния </text:span><text:soft-page-break/><text:span text:style-name="T37">корректности имени персонажа и состояния диалогового окна)</text:span></text:p>
        </text:list-item>
        <text:list-item>
          <text:p text:style-name="P78">OrthographicCamera mainMenuCamera; <text:span text:style-name="T35"><text:s/></text:span><text:span text:style-name="T37">(объект класса </text:span><text:span text:style-name="T35">OrthographicCamera, </text:span><text:span text:style-name="T37">отвечающий за создание возможности перемещения содержимого экрана)</text:span></text:p>
        </text:list-item>
      </text:list>
      <text:p text:style-name="P43">Методы класса:</text:p>
      <text:list text:style-name="L2">
        <text:list-item>
          <text:p text:style-name="P80">public MainMenuScreen(final DungeonEscape game) – конструктор класса. В нем инициализируются все переменные.</text:p>
        </text:list-item>
        <text:list-item>
          <text:p text:style-name="P88"><text:span text:style-name="T70">public void show()</text:span><text:span text:style-name="T89"> – </text:span><text:span text:style-name="T75">перегрузка функции show класса </text:span><text:span text:style-name="T70">ScreenAdapter. </text:span><text:span text:style-name="T75">В ней подключается InputProcessor для считывания прикосновений к экрану и производятся действия при их наличии.</text:span></text:p>
        </text:list-item>
        <text:list-item>
          <text:p text:style-name="P88"><text:span text:style-name="T70">public void render(float dt)</text:span><text:span text:style-name="T89"> – </text:span><text:span text:style-name="T76">функция отрисовки </text:span><text:span text:style-name="T31">заставки</text:span><text:span text:style-name="T76"> и кноп</text:span><text:span text:style-name="T31">ок</text:span><text:span text:style-name="T76"> «</text:span><text:span text:style-name="T31">начать</text:span><text:span text:style-name="T76">», </text:span><text:span text:style-name="T31">«таблица рекордов» и «настройки»</text:span><text:span text:style-name="T76">.</text:span></text:p>
        </text:list-item>
        <text:list-item>
          <text:p text:style-name="P88"><text:span text:style-name="T70">public void hide()</text:span><text:span text:style-name="T89"> – </text:span><text:span text:style-name="T75">перегрузка функции </text:span><text:span text:style-name="T77">hide</text:span><text:span text:style-name="T75"> класса </text:span><text:span text:style-name="T70">ScreenAdapter. </text:span><text:span text:style-name="T77">При вызове она отключает InputProcessor.</text:span></text:p>
        </text:list-item>
      </text:list>
      <text:p text:style-name="P22"><text:span text:style-name="T114">4. </text:span><text:span text:style-name="T36">Класс </text:span><text:span text:style-name="T115">RecordScreen</text:span></text:p>
      <text:p text:style-name="P53"><text:span text:style-name="T24">Этот класс отвечает за </text:span><text:span text:style-name="T25">создание и отображение окна таблицы рекордов. Все прошлые попытки прохождения игры добавляются в эту таблицу. Если записей </text:span><text:span text:style-name="T26">много и они не влезают в размеры экрана, появляются кнопки сдвинуться на одну запись вниз или вверх.</text:span></text:p>
      <text:p text:style-name="P47">Поля класса:</text:p>
      <text:list xml:id="list230553489492340" text:continue-list="list4189929518" text:style-name="L1">
        <text:list-item>
          <text:p text:style-name="P84">DungeonEscape game; <text:span text:style-name="T113">(переменная, хранящая ссылку на основной класс игры, в котором инициализированы все переменные текстур)</text:span></text:p>
        </text:list-item>
        <text:list-item>
          <text:p text:style-name="P85">Vector &lt;String&gt; strings; <text:span text:style-name="T8">(</text:span><text:span text:style-name="T116">массив, хранящий значения таблицы рекордов</text:span><text:span text:style-name="T8">)</text:span></text:p>
        </text:list-item>
        <text:list-item>
          <text:p text:style-name="P86">OrthographicCamera record<text:span text:style-name="T8">S</text:span>creen<text:span text:style-name="T8">C</text:span>amera; <text:span text:style-name="T116">(объект класса </text:span>OrthographicCamera, <text:span text:style-name="T116">отвечающий за создание возможности перемещения содержимого экрана)</text:span></text:p>
        </text:list-item>
        <text:list-item>
          <text:p text:style-name="P85">int <text:span text:style-name="T7">slip</text:span>; <text:span text:style-name="T116">(переменная, отвечающая за хранение значения смещения камеры для корректного отображения значений таблицы, которые не помещаются в область экрана)</text:span></text:p>
        </text:list-item>
        <text:list-item>
          <text:p text:style-name="P85">float <text:span text:style-name="T2">start</text:span><text:span text:style-name="T7">T</text:span><text:span text:style-name="T2">imer</text:span>; <text:span text:style-name="T116">(</text:span><text:span text:style-name="T117">переменная, хранящая время начальной задержки</text:span><text:span text:style-name="T116">)</text:span></text:p>
        </text:list-item>
      </text:list>
      <text:p text:style-name="P47">Методы класса:</text:p>
      <text:list text:style-name="L3">
        <text:list-item>
          <text:p text:style-name="P81">public <text:span text:style-name="T6">Record</text:span>Screen(final DungeonEscape game) – конструктор класса. В нем инициализируются все переменные.</text:p>
        </text:list-item>
        <text:list-item>
          <text:p text:style-name="P89"><text:span text:style-name="T70">public void show()</text:span><text:span text:style-name="T89"> – </text:span><text:span text:style-name="T75">перегрузка функции show класса </text:span><text:span text:style-name="T70">ScreenAdapter. </text:span><text:span text:style-name="T75">В ней подключается InputProcessor для считывания прикосновений к экрану и производятся действия при их наличии.</text:span></text:p>
        </text:list-item>
        <text:list-item>
          <text:p text:style-name="P89"><text:span text:style-name="T70">public void render(float dt)</text:span><text:span text:style-name="T89"> – </text:span><text:span text:style-name="T76">функция отрисовки </text:span><text:span text:style-name="T31">з</text:span><text:span text:style-name="T32">аписей</text:span><text:span text:style-name="T76"> и кноп</text:span><text:span text:style-name="T32">ки </text:span><text:span text:style-name="T76">«</text:span><text:span text:style-name="T31">на</text:span><text:span text:style-name="T32">зад</text:span><text:span text:style-name="T76">».</text:span></text:p>
        </text:list-item>
        <text:list-item>
          <text:p text:style-name="P54"><text:span text:style-name="T70">public void hide()</text:span><text:span text:style-name="T89"> – </text:span><text:span text:style-name="T75">перегрузка функции </text:span><text:span text:style-name="T77">hide</text:span><text:span text:style-name="T75"> класса </text:span><text:span text:style-name="T70">ScreenAdapter. </text:span><text:span text:style-name="T77">При вызове она отключает InputProcessor.</text:span></text:p>
        </text:list-item>
      </text:list>
      <text:p text:style-name="P36">5. Класс <text:span text:style-name="T9">SettingsScreen</text:span></text:p>
      <text:p text:style-name="P26">Этот класс отвечает за <text:span text:style-name="T38">создание и отображения окна настроек. </text:span></text:p>
      <text:p text:style-name="P26">Поля класса:</text:p>
      <text:list xml:id="list230553541205624" text:continue-list="list230553489492340" text:style-name="L1">
        <text:list-item>
          <text:p text:style-name="P79">DungeonEscape game;<text:span text:style-name="T35"> </text:span><text:span text:style-name="T34">(переменная, хранящая ссылку на основной класс игры, в котором инициализированы все переменные текстур)</text:span><text:line-break/>float startTimer;<text:span text:style-name="T35"> </text:span><text:span text:style-name="T37">(</text:span><text:span text:style-name="T39">переменная, хранящая время начальной задержки</text:span><text:span text:style-name="T37">)</text:span><text:line-break/><text:soft-page-break/>boolean isDialogOpen; <text:s/><text:span text:style-name="T37">(переменн</text:span><text:span text:style-name="T38">ая</text:span><text:span text:style-name="T37">, хранящ</text:span><text:span text:style-name="T38">ая</text:span><text:span text:style-name="T37"> состояни</text:span><text:span text:style-name="T38">е </text:span><text:span text:style-name="T37">диалогового окна)</text:span></text:p>
        </text:list-item>
      </text:list>
      <text:p text:style-name="P26">Методы класса:</text:p>
      <text:list text:style-name="L4">
        <text:list-item>
          <text:p text:style-name="P82">public <text:span text:style-name="T9">Settings</text:span>Screen(final DungeonEscape game) – конструктор класса. В нем инициализируются все переменные.</text:p>
        </text:list-item>
        <text:list-item>
          <text:p text:style-name="P90"><text:span text:style-name="T70">public void show()</text:span><text:span text:style-name="T89"> – </text:span><text:span text:style-name="T75">перегрузка функции show класса </text:span><text:span text:style-name="T70">ScreenAdapter. </text:span><text:span text:style-name="T75">В ней подключается InputProcessor для считывания прикосновений к экрану и производятся действия при их наличии.</text:span></text:p>
        </text:list-item>
        <text:list-item>
          <text:p text:style-name="P90"><text:span text:style-name="T70">public void render(float dt)</text:span><text:span text:style-name="T89"> – </text:span><text:span text:style-name="T76">функция отрисовки кноп</text:span><text:span text:style-name="T33">ок настроек и подписей к ним</text:span><text:span text:style-name="T76">.</text:span></text:p>
        </text:list-item>
        <text:list-item>
          <text:p text:style-name="P55"><text:span text:style-name="T70">public void hide()</text:span><text:span text:style-name="T89"> – </text:span><text:span text:style-name="T75">перегрузка функции </text:span><text:span text:style-name="T77">hide</text:span><text:span text:style-name="T75"> класса </text:span><text:span text:style-name="T70">ScreenAdapter. </text:span><text:span text:style-name="T77">При вызове она отключает InputProcessor.</text:span></text:p>
        </text:list-item>
      </text:list>
      <text:p text:style-name="P33">6. Класс</text:p>
      <text:p text:style-name="P26">Этот класс отвечает за</text:p>
      <text:p text:style-name="P26">Поля класса:</text:p>
      <text:list xml:id="list230552272191483" text:continue-list="list230553541205624" text:style-name="L1">
        <text:list-item>
          <text:p text:style-name="P56"/>
        </text:list-item>
      </text:list>
      <text:p text:style-name="P26">Методы класса:</text:p>
      <text:list text:style-name="L5">
        <text:list-item>
          <text:p text:style-name="P57"><text:s/>– конструктор класса. В нем инициализируются все переменные.</text:p>
        </text:list-item>
      </text:list>
      <text:p text:style-name="P18">7. КлассКласс Player</text:p>
      <text:p text:style-name="P15">Этот класс отвечает за создание игрока.</text:p>
      <text:p text:style-name="P16">Поля класса:</text:p>
      <text:list text:style-name="L6">
        <text:list-item>
          <text:p text:style-name="P99"><text:span text:style-name="T90">private boolean isAttacking, isAttacked, isMoving, isRight;</text:span><text:span text:style-name="T91">(переменные состояния атаки, состояния атакованности, состояния движения, состояния направления вправо)</text:span></text:p>
        </text:list-item>
        <text:list-item>
          <text:p text:style-name="P99"><text:span text:style-name="T90">private int x, y, health, maxHealth, power;</text:span><text:span text:style-name="T92">(переменные координат на игровом поле, текущегь здоровья, максимального здоровья, урона врагам)</text:span></text:p>
        </text:list-item>
        <text:list-item>
          <text:p text:style-name="P99"><text:span text:style-name="T90">private float realX, realY, attackedTimer, speed, horizontalOtstup, verticalOtstup;</text:span><text:span text:style-name="T93">(переменные реальных координат, времени атакованности, скорости перемещения, горизонтального и вертикального отступа игрового поля)</text:span></text:p>
        </text:list-item>
        <text:list-item>
          <text:p text:style-name="P99"><text:span text:style-name="T90">private Animation playerAnimationRight, playerAnimationLeft, playerMowingRight, playerMowingLeft;</text:span><text:span text:style-name="T93">(переменные, хранящие анимации ожидания, направленной вправо, ожидания, направленной влево, движения вправо, движения влево)</text:span></text:p>
        </text:list-item>
        <text:list-item>
          <text:p text:style-name="P99"><text:span text:style-name="T90">private Texture attackingPlayerRight, attackedPlayerRight, attackingPlayerLeft, attackedPlayerLeft; </text:span><text:span text:style-name="T93">(переменные, хранящие изображения атакованного и атакующего игрока, смотрящего вправо и атакованного и атакующего игрока, смотрящего влево)</text:span></text:p>
        </text:list-item>
        <text:list-item>
          <text:p text:style-name="P99"><text:span text:style-name="T90">private Blast blast;</text:span><text:span text:style-name="T93">(переменная, хранящая ссылку на снаряд игрока)</text:span></text:p>
        </text:list-item>
        <text:list-item>
          <text:p text:style-name="P99"><text:span text:style-name="T90">private String name;</text:span><text:span text:style-name="T93">(переменная, хранящая имя игрока)</text:span></text:p>
        </text:list-item>
      </text:list>
      <text:p text:style-name="P14">Методы класса:</text:p>
      <text:list text:style-name="L7">
        <text:list-item>
          <text:p text:style-name="P61">Player – конструктор класса. В нем инициализируются все переменные.</text:p>
        </text:list-item>
        <text:list-item>
          <text:p text:style-name="P61">public void draw – функция отрисовки, при вызове которой принимаются ссылки на активный SpriteBatch, размер одной клетки игрового поля size и время отрисовки кадра dt, и на полученном SpriteBatch рисуется <text:soft-page-break/>необходимое изображение в координатах (realX;realY) размеров size*size в зависимости от состояния boolean переменных isAttacking, isAttacked, isMoving, isRight. Также если отрисовывалась анимация вызывается метод update с аргументом dt для переключения на следующий кадр в зависимости от значения dt.</text:p>
        </text:list-item>
        <text:list-item>
          <text:p text:style-name="P61">public void attacking – функция, при вызове которой значение переменной isAttacking изменяется на True и проигрывается звук playerAttackingSound.</text:p>
        </text:list-item>
        <text:list-item>
          <text:p text:style-name="P61">public void attacked – функция, при вызове которой значение переменной isAttacked изменяется на True и проигрывается звук playerAttackedSound.</text:p>
        </text:list-item>
        <text:list-item>
          <text:p text:style-name="P61">public void move – функция, при вызове которой переменные x и y изменяются на указанное количество значений, а переменная isMoving принимает значение True.</text:p>
        </text:list-item>
        <text:list-item>
          <text:p text:style-name="P100">public int getX() – функция getter для переменной X.</text:p>
        </text:list-item>
        <text:list-item>
          <text:p text:style-name="P100">public int getY() – функция getter для переменной Y.</text:p>
        </text:list-item>
        <text:list-item>
          <text:p text:style-name="P100">public float getRealX() – функция getter для переменной RealX.</text:p>
        </text:list-item>
        <text:list-item>
          <text:p text:style-name="P100">public float getRealY() – функция getter для переменной RealY.</text:p>
        </text:list-item>
        <text:list-item>
          <text:p text:style-name="P100">public int getHealth() – функция getter для переменной getHealth.</text:p>
        </text:list-item>
        <text:list-item>
          <text:p text:style-name="P100">public int getMaxHealth() – функция getter для переменной getMaxHealth.</text:p>
        </text:list-item>
        <text:list-item>
          <text:p text:style-name="P101"><text:span text:style-name="T90">public int getPower()</text:span><text:span text:style-name="T94"> – функция </text:span><text:span text:style-name="T93">getter для переменной </text:span><text:span text:style-name="T90">getPower</text:span><text:span text:style-name="T93">.</text:span></text:p>
        </text:list-item>
        <text:list-item>
          <text:p text:style-name="P101"><text:span text:style-name="T90">public boolean </text:span><text:span text:style-name="T4">get</text:span><text:span text:style-name="T90">Moving()</text:span><text:span text:style-name="T94"> – функция </text:span><text:span text:style-name="T93">getter для переменной </text:span><text:span text:style-name="T90">isMoving</text:span><text:span text:style-name="T93">.</text:span></text:p>
        </text:list-item>
        <text:list-item>
          <text:p text:style-name="P101"><text:span text:style-name="T90">public boolean </text:span><text:span text:style-name="T4">get</text:span><text:span text:style-name="T90">Attacking()</text:span><text:span text:style-name="T94"> – функция </text:span><text:span text:style-name="T93">getter для переменной </text:span><text:span text:style-name="T90">isAttacking</text:span><text:span text:style-name="T93">.</text:span></text:p>
        </text:list-item>
        <text:list-item>
          <text:p text:style-name="P101"><text:span text:style-name="T90">public boolean </text:span><text:span text:style-name="T4">get</text:span><text:span text:style-name="T90">Attacked()</text:span><text:span text:style-name="T94"> – функция </text:span><text:span text:style-name="T93">getter для переменной </text:span><text:span text:style-name="T90">isAttacked</text:span><text:span text:style-name="T93">.</text:span></text:p>
        </text:list-item>
        <text:list-item>
          <text:p text:style-name="P101"><text:span text:style-name="T90">public String getName()</text:span><text:span text:style-name="T94"> – функция </text:span><text:span text:style-name="T93">getter для переменной </text:span><text:span text:style-name="T90">getName</text:span><text:span text:style-name="T95">.</text:span></text:p>
        </text:list-item>
        <text:list-item>
          <text:p text:style-name="P101"><text:span text:style-name="T97">public void setHealth(int newHealth)</text:span><text:span text:style-name="T98"> – функция </text:span><text:span text:style-name="T99">setter для переменной health.</text:span></text:p>
        </text:list-item>
      </text:list>
      <text:p text:style-name="P33">8. Класс <text:span text:style-name="T9">Cage</text:span></text:p>
      <text:p text:style-name="P26">Этот класс отвечает за <text:span text:style-name="T38">создание и отображение ячейки игрового поля.</text:span></text:p>
      <text:p text:style-name="P26">Поля класса:</text:p>
      <text:list xml:id="list230552029162021" text:continue-list="list230552272191483" text:style-name="L1">
        <text:list-item>
          <text:p text:style-name="P87">private boolean moveable; (переменная, хранящая значение возможности переходить на эту клетку персонажу или врагу)</text:p>
        </text:list-item>
        <text:list-item>
          <text:p text:style-name="P87">private Animation <text:span text:style-name="T2">cageAnimation</text:span>; ()</text:p>
        </text:list-item>
        <text:list-item>
          <text:p text:style-name="P87">private int x, y; <text:span text:style-name="T2">(</text:span>переменные координат клетки на игровом поле<text:span text:style-name="T2">)</text:span></text:p>
        </text:list-item>
        <text:list-item>
          <text:p text:style-name="P87">private float real_x, real_y; <text:span text:style-name="T62">(переменные реальных координат)</text:span></text:p>
        </text:list-item>
      </text:list>
      <text:p text:style-name="P26">Методы класса:</text:p>
      <text:list text:style-name="L8">
        <text:list-item>
          <text:p text:style-name="P58"><text:span text:style-name="T9">Cage</text:span> – конструктор класса. В нем инициализируются все переменные.</text:p>
        </text:list-item>
        <text:list-item>
          <text:p text:style-name="P62"><text:span text:style-name="T47">void changeAnimation</text:span><text:span text:style-name="T53"> (Texture cage_texture_region, int frameCount) – </text:span><text:span text:style-name="T44">функция, принимающая изображение и количество кадров и заменяющая текущию анимацию на новую, созданную по полученным изображению и количеству кадров в нем.</text:span></text:p>
        </text:list-item>
      </text:list>
      <text:p text:style-name="P33">9. Класс <text:span text:style-name="T103">Slime</text:span></text:p>
      <text:p text:style-name="P27">Этот класс отвечает за <text:span text:style-name="T103">создание врага</text:span></text:p>
      <text:p text:style-name="P42">Поля класса:</text:p>
      <text:list text:style-name="L9">
        <text:list-item>
          <text:p text:style-name="P83">private boolean isAttacking, isAttacked, isMoving, isAlive;</text:p>
        </text:list-item>
        <text:list-item>
          <text:p text:style-name="P83">private int x, y, health, maxHealth, power;</text:p>
        </text:list-item>
        <text:list-item>
          <text:p text:style-name="P83"><text:soft-page-break/>private float realX, realY, activatedTimer, speed, horizontalIndent,</text:p>
          <text:p text:style-name="P83">verticalIndent, size;</text:p>
        </text:list-item>
        <text:list-item>
          <text:p text:style-name="P83">private Animation slimeAnimation, attackingSlimeAnimation, </text:p>
          <text:p text:style-name="P83">attackedSlimeAnimation;</text:p>
        </text:list-item>
        <text:list-item>
          <text:p text:style-name="P83">private Texture titleTextTable;</text:p>
        </text:list-item>
        <text:list-item>
          <text:p text:style-name="P83">private BitmapFont titleFont;</text:p>
        </text:list-item>
        <text:list-item>
          <text:p text:style-name="P83">private Charge charge;</text:p>
        </text:list-item>
        <text:list-item>
          <text:p text:style-name="P83">private Sound slimeAttackingSound, slimeAttackedSound;</text:p>
        </text:list-item>
      </text:list>
      <text:p text:style-name="P42">Методы класса:</text:p>
      <text:list text:style-name="L10">
        <text:list-item>
          <text:p text:style-name="P64">Slime – конструктор класса. В нем инициализируются все переменные.</text:p>
        </text:list-item>
        <text:list-item>
          <text:p text:style-name="P65"><text:span text:style-name="T54">p</text:span><text:span text:style-name="T57">ublic </text:span>void draw – функция отрисовки, при вызове которой принимаются ссылки на активный SpriteBatch, размер одной клетки игрового поля size и время отрисовки кадра dt, и на полученном SpriteBatch рисуется необходимое изображение в координатах (realX;realY) размеров size*size в зависимости от состояния boolean переменных isAttacking, isAttacked, isMoving, isRight. Также если отрисовывалась анимация вызывается метод update с аргументом dt для переключения на следующий кадр в зависимости от значения dt.</text:p>
        </text:list-item>
        <text:list-item>
          <text:p text:style-name="P76"><text:span text:style-name="T46">p</text:span><text:span text:style-name="T48">ublic </text:span><text:span text:style-name="T13">void attacking</text:span><text:span text:style-name="T18"> – функция</text:span><text:span text:style-name="T13">, при вызове которой значение переменной isAttacking изменяется на True и проигрывается звук </text:span><text:span text:style-name="T19">slime</text:span><text:span text:style-name="T13">AttackingSound.</text:span></text:p>
        </text:list-item>
        <text:list-item>
          <text:p text:style-name="P63"><text:span text:style-name="T45">p</text:span><text:span text:style-name="T51">ublic </text:span><text:span text:style-name="T22">void attacked</text:span><text:span text:style-name="T23"> – функция</text:span><text:span text:style-name="T22">, при вызове которой значение переменной </text:span><text:span text:style-name="T21">isAttacked изменяется на True и проигрывается звук </text:span><text:span text:style-name="T20">slime</text:span><text:span text:style-name="T21">AttackedSound.</text:span></text:p>
        </text:list-item>
        <text:list-item>
          <text:p text:style-name="P66"><text:span text:style-name="T54">p</text:span><text:span text:style-name="T57">ublic </text:span>void move – функция, при вызове которой переменные x и y изменяются на указанное количество значений, а переменная isMoving принимает значение True.</text:p>
        </text:list-item>
        <text:list-item>
          <text:p text:style-name="P102"><text:span text:style-name="T90">public int getX()</text:span><text:span text:style-name="T94"> – функция </text:span><text:span text:style-name="T93">getter для переменной </text:span><text:span text:style-name="T90">X</text:span><text:span text:style-name="T93">.</text:span></text:p>
        </text:list-item>
        <text:list-item>
          <text:p text:style-name="P102"><text:span text:style-name="T90">public int getY()</text:span><text:span text:style-name="T94"> – функция </text:span><text:span text:style-name="T93">getter для переменной </text:span><text:span text:style-name="T90">Y</text:span><text:span text:style-name="T93">.</text:span></text:p>
        </text:list-item>
        <text:list-item>
          <text:p text:style-name="P102"><text:span text:style-name="T90">public int getHealth()</text:span><text:span text:style-name="T94"> – функция </text:span><text:span text:style-name="T93">getter для переменной </text:span><text:span text:style-name="T90">getHealth</text:span><text:span text:style-name="T93">.</text:span></text:p>
        </text:list-item>
        <text:list-item>
          <text:p text:style-name="P102"><text:span text:style-name="T90">public int getMaxHealth()</text:span><text:span text:style-name="T94"> – функция </text:span><text:span text:style-name="T93">getter для переменной </text:span><text:span text:style-name="T90">getMaxHealth</text:span><text:span text:style-name="T93">.</text:span></text:p>
        </text:list-item>
        <text:list-item>
          <text:p text:style-name="P102"><text:span text:style-name="T90">public int getPower()</text:span><text:span text:style-name="T94"> – функция </text:span><text:span text:style-name="T93">getter для переменной </text:span><text:span text:style-name="T90">getPower</text:span><text:span text:style-name="T93">.</text:span></text:p>
        </text:list-item>
        <text:list-item>
          <text:p text:style-name="P102"><text:span text:style-name="T90">public boolean </text:span><text:span text:style-name="T96">get</text:span><text:span text:style-name="T90">Moving()</text:span><text:span text:style-name="T94"> – функция </text:span><text:span text:style-name="T93">getter для переменной </text:span><text:span text:style-name="T90">isMoving</text:span><text:span text:style-name="T93">.</text:span></text:p>
        </text:list-item>
        <text:list-item>
          <text:p text:style-name="P102"><text:span text:style-name="T90">public boolean </text:span><text:span text:style-name="T96">get</text:span><text:span text:style-name="T90">Attacking()</text:span><text:span text:style-name="T94"> – функция </text:span><text:span text:style-name="T93">getter для переменной </text:span><text:span text:style-name="T90">isAttacking</text:span><text:span text:style-name="T93">.</text:span></text:p>
        </text:list-item>
        <text:list-item>
          <text:p text:style-name="P102"><text:span text:style-name="T90">public boolean </text:span><text:span text:style-name="T96">get</text:span><text:span text:style-name="T90">Attacked()</text:span><text:span text:style-name="T94"> – функция </text:span><text:span text:style-name="T93">getter для переменной </text:span><text:span text:style-name="T90">isAttacked</text:span><text:span text:style-name="T93">.</text:span></text:p>
        </text:list-item>
        <text:list-item>
          <text:p text:style-name="P104"><text:span text:style-name="T51">public </text:span><text:span text:style-name="T45">void blas</text:span><text:span text:style-name="T52">tDraw(SpriteBatch batch, float size, float dt) – функция , рисующая </text:span><text:span text:style-name="T42">вражеский снаряд</text:span><text:span text:style-name="T52">.</text:span></text:p>
        </text:list-item>
        <text:list-item>
          <text:p text:style-name="P102"><text:span text:style-name="T90">public void </text:span><text:span text:style-name="T3">death</text:span><text:span text:style-name="T90">()</text:span><text:span text:style-name="T94"> – функция, </text:span><text:span text:style-name="T30">скрывающая врага после его смерти и перемещающая его в недоступную для игрока клетку</text:span><text:span text:style-name="T93">.</text:span></text:p>
        </text:list-item>
      </text:list>
      <text:p text:style-name="P29"><text:span text:style-name="T63">10</text:span>. Класс <text:span text:style-name="T106">Animation</text:span></text:p>
      <text:p text:style-name="P1">Этот класс отвечает за создание анимации.</text:p>
      <text:p text:style-name="P2">Поля класса:</text:p>
      <text:list text:style-name="L11">
        <text:list-item>
          <text:p text:style-name="P91"><text:span text:style-name="T70">private Array&lt;TextureRegion&gt; frames;</text:span><text:span text:style-name="T80">(массив из изображений, представляющих собой кадры анимации)</text:span></text:p>
        </text:list-item>
        <text:list-item>
          <text:p text:style-name="P91"><text:span text:style-name="T70">private float maxFrameTime;</text:span><text:span text:style-name="T81">(</text:span><text:span text:style-name="T86">переменная </text:span><text:span text:style-name="T82">максимально</text:span><text:span text:style-name="T86">го</text:span><text:span text:style-name="T82"> врем</text:span><text:span text:style-name="T86">ени </text:span><text:span text:style-name="T87">показа</text:span><text:span text:style-name="T82"> </text:span><text:span text:style-name="T83">одного</text:span><text:span text:style-name="T82"> кадра</text:span><text:span text:style-name="T81">)</text:span></text:p>
        </text:list-item>
        <text:list-item>
          <text:p text:style-name="P91"><text:span text:style-name="T70">private float currentFrameTime;</text:span><text:span text:style-name="T81">(</text:span><text:span text:style-name="T86">переменная </text:span><text:span text:style-name="T82">врем</text:span><text:span text:style-name="T86">ени</text:span><text:span text:style-name="T82">, прошедше</text:span><text:span text:style-name="T86">го</text:span><text:span text:style-name="T82"> с показа </text:span><text:soft-page-break/><text:span text:style-name="T82">кадра</text:span><text:span text:style-name="T81">)</text:span></text:p>
        </text:list-item>
        <text:list-item>
          <text:p text:style-name="P91"><text:span text:style-name="T70">private int frameCount;</text:span><text:span text:style-name="T81">(</text:span><text:span text:style-name="T86">переменная </text:span><text:span text:style-name="T81">количеств</text:span><text:span text:style-name="T86">а</text:span><text:span text:style-name="T81"> кадров в анимации)</text:span></text:p>
        </text:list-item>
        <text:list-item>
          <text:p text:style-name="P92"><text:span text:style-name="T70">private int frame;</text:span><text:span text:style-name="T81">(</text:span><text:span text:style-name="T86">переменная </text:span><text:span text:style-name="T81">номе</text:span><text:span text:style-name="T86">ра</text:span><text:span text:style-name="T81"> текущего изображения из массива </text:span><text:span text:style-name="T70">frames</text:span><text:span text:style-name="T81">)</text:span></text:p>
        </text:list-item>
      </text:list>
      <text:p text:style-name="P3">Методы класса:</text:p>
      <text:list text:style-name="L12">
        <text:list-item>
          <text:p text:style-name="P59"><text:span text:style-name="T107">public </text:span>Animation – конструктор класса. В нем инициализируются все переменные.</text:p>
        </text:list-item>
        <text:list-item>
          <text:p text:style-name="P67"><text:span text:style-name="T101">public </text:span>void update<text:span text:style-name="T102">(float dt)</text:span> – функция обновления кадра. Получает переменную dt <text:span text:style-name="T102">(delta time)</text:span> и в зависимости от ее значения переключает кадр.</text:p>
        </text:list-item>
        <text:list-item>
          <text:p text:style-name="P67"><text:span text:style-name="T101">public </text:span>TextureRegion getFrame<text:span text:style-name="T102">()</text:span> – функция, возвращающая текущий кадр анимации.</text:p>
        </text:list-item>
      </text:list>
      <text:p text:style-name="P28"/>
      <text:p text:style-name="P37">11. <text:span text:style-name="T27">Класс Blast</text:span></text:p>
      <text:p text:style-name="P4">Этот класс отвечает за создание снарядов, используемых персонажем и врагами. Снаряд персонажа представляет собой пустую картинку.</text:p>
      <text:p text:style-name="P5">Поля класса:</text:p>
      <text:list text:style-name="L13">
        <text:list-item>
          <text:p text:style-name="P93"><text:span text:style-name="T70">private int x, y;</text:span><text:span text:style-name="T79">(</text:span><text:span text:style-name="T71">координаты </text:span><text:span text:style-name="T79">снаряда на игровом поле)</text:span></text:p>
        </text:list-item>
        <text:list-item>
          <text:p text:style-name="P93"><text:span text:style-name="T70">private float realX, realY, speed, verticalOtstup, horizontalOtstup, size;</text:span><text:span text:style-name="T79">(реальные координаты снаряда, его скорость, отступы игрового поля от границ экрана, размер одной ячейки игрового поля)</text:span></text:p>
        </text:list-item>
        <text:list-item>
          <text:p text:style-name="P93"><text:span text:style-name="T70">private Animation blastAnimation;</text:span><text:span text:style-name="T79">(анимация снаряда)</text:span></text:p>
        </text:list-item>
        <text:list-item>
          <text:p text:style-name="P93"><text:span text:style-name="T70">private boolean isActiv;</text:span><text:span text:style-name="T79">(состояние снаряда)</text:span></text:p>
        </text:list-item>
      </text:list>
      <text:p text:style-name="P4">Методы класса:</text:p>
      <text:list xml:id="list1076113413" text:style-name="L14">
        <text:list-item>
          <text:p text:style-name="P60"><text:span text:style-name="T100">public </text:span>Blast – конструктор класса. В нем инициализируются все переменные.</text:p>
        </text:list-item>
        <text:list-item>
          <text:p text:style-name="P68"><text:span text:style-name="T100">public </text:span><text:span text:style-name="T64">void draw – функция отрисовки, при вызове которой принимаются ссылки на активный SpriteBatch, размер одной клетки игрового поля size и время отрисовки кадра dt, и на полученном SpriteBatch рисуется необходим</text:span><text:span text:style-name="T108">ое</text:span><text:span text:style-name="T64"> </text:span><text:span text:style-name="T108">изображение</text:span><text:span text:style-name="T67"> </text:span><text:span text:style-name="T66">в координатах (realX;realY) </text:span><text:span text:style-name="T67">размеров size*size в зависимости от состояния boolean переменн</text:span><text:span text:style-name="T65">ой</text:span><text:span text:style-name="T67"> isA</text:span><text:span text:style-name="T65">ctiv</text:span><text:span text:style-name="T66">.</text:span></text:p>
        </text:list-item>
        <text:list-item>
          <text:p text:style-name="P70"><text:span text:style-name="T100">public </text:span>void setTarget – функция, принимающая значения <text:span text:style-name="T68">начальных координат и </text:span><text:span text:style-name="T60">координат цели и устанавливающая переменную isActiv в значениеTrue.</text:span></text:p>
        </text:list-item>
        <text:list-item>
          <text:p text:style-name="P98"><text:span text:style-name="T70">public boolean isActiv() - </text:span><text:span text:style-name="T78">функция </text:span><text:span text:style-name="T88">getter</text:span><text:span text:style-name="T78">, возвращающая значение переменной <text:s/></text:span><text:span text:style-name="T70">isActiv.</text:span></text:p>
        </text:list-item>
      </text:list>
      <text:p text:style-name="P12"/>
      <text:p text:style-name="P38">12. Класс Lever</text:p>
      <text:p text:style-name="P6">Этот класс отвечает за создание рычага и связанной с ним двери.</text:p>
      <text:p text:style-name="P7">Поля класса:</text:p>
      <text:list text:style-name="L15">
        <text:list-item>
          <text:p text:style-name="P94"><text:span text:style-name="T70">private int x, y, doorX, doorY;</text:span><text:span text:style-name="T71">(</text:span><text:span text:style-name="T84">переменные </text:span><text:span text:style-name="T71">координат рычага </text:span><text:span text:style-name="T74">и </text:span><text:span text:style-name="T71">двери </text:span><text:span text:style-name="T74">на игровом поле</text:span><text:span text:style-name="T71">)</text:span></text:p>
        </text:list-item>
        <text:list-item>
          <text:p text:style-name="P94"><text:span text:style-name="T70">private float realX, realY, doorRealX, doorRealY;</text:span><text:span text:style-name="T74">(</text:span><text:span text:style-name="T84">переменные </text:span><text:span text:style-name="T74">реальны</text:span><text:span text:style-name="T84">х</text:span><text:span text:style-name="T74"> координат рычага и двери)</text:span></text:p>
        </text:list-item>
        <text:list-item>
          <text:p text:style-name="P94"><text:span text:style-name="T70">private boolean isActiv;</text:span><text:span text:style-name="T74">(</text:span><text:span text:style-name="T84">переменная </text:span><text:span text:style-name="T74">состояние рычага)</text:span></text:p>
        </text:list-item>
        <text:list-item>
          <text:p text:style-name="P94"><text:soft-page-break/><text:span text:style-name="T70">private <text:s/>Texture activLever, passivLever, closedDoor, openedDoor;</text:span><text:span text:style-name="T74">(</text:span><text:span text:style-name="T85">переменные, хранящие </text:span><text:span text:style-name="T74">изображения закрытой и открытой двери, активного и неактивного рычага)</text:span></text:p>
        </text:list-item>
        <text:list-item>
          <text:p text:style-name="P94"><text:span text:style-name="T70">private Sound lever_sound, openDoorSound, closeDoorSound;</text:span><text:span text:style-name="T74">(</text:span><text:span text:style-name="T85">переменные, хранящие </text:span><text:span text:style-name="T74">звуки поворота рычага, открытия и закрытия двери)</text:span></text:p>
        </text:list-item>
      </text:list>
      <text:p text:style-name="P44">Методы класса:</text:p>
      <text:list xml:id="list230553393724692" text:continue-list="list1076113413" text:style-name="L14">
        <text:list-item>
          <text:p text:style-name="P69"><text:span text:style-name="T69">Lever</text:span> – <text:span text:style-name="T109">конструктор класса. </text:span><text:span text:style-name="T110">В нем инициализируются все переменные.</text:span></text:p>
        </text:list-item>
        <text:list-item>
          <text:p text:style-name="P69"><text:span text:style-name="T64">void draw – функция отрисовки, при вызове которой принимаются ссылки на активный SpriteBatch, размер одной клетки игрового поля size и время отрисовки кадра dt, и на полученном SpriteBatch рисуется необходим</text:span><text:span text:style-name="T108">ое</text:span><text:span text:style-name="T64"> </text:span><text:span text:style-name="T108">изображение</text:span><text:span text:style-name="T67"> </text:span><text:span text:style-name="T66">в координатах (realX;realY) </text:span><text:span text:style-name="T67">размеров size*size в зависимости от состояния boolean переменн</text:span><text:span text:style-name="T65">ой</text:span><text:span text:style-name="T67"> isA</text:span><text:span text:style-name="T65">ctiv</text:span><text:span text:style-name="T66">.</text:span></text:p>
        </text:list-item>
        <text:list-item>
          <text:p text:style-name="P71">void <text:span text:style-name="T69">click</text:span> – функция, <text:span text:style-name="T69">вызывающаяся при</text:span> <text:span text:style-name="T69">нажатии на рычаг, запускающая звук рычага и</text:span><text:span text:style-name="T68"> </text:span><text:span text:style-name="T69">меня</text:span><text:span text:style-name="T68">ющая </text:span><text:span text:style-name="T69">значение</text:span><text:span text:style-name="T68"> isActiv</text:span><text:span text:style-name="T111"> </text:span><text:span text:style-name="T69">на противоположное.</text:span></text:p>
        </text:list-item>
      </text:list>
      <text:p text:style-name="P45"/>
      <text:p text:style-name="P34">13. Класс <text:span text:style-name="T27">WinScreen</text:span></text:p>
      <text:p text:style-name="P10">Этот класс отвечает за отображение экрана победы в случае победы игрока. Он расширяет класс ScreenAdapter библиотеки libGDX.</text:p>
      <text:p text:style-name="P8">Поля класса:</text:p>
      <text:list xml:id="list1796118819" text:style-name="L16">
        <text:list-item>
          <text:p text:style-name="P97">DungeonEscape game; <text:span text:style-name="T34">(переменная, хранящая ссылку на основной класс игры, в котором инициализированы все переменные текстур)</text:span></text:p>
        </text:list-item>
      </text:list>
      <text:p text:style-name="P8">Методы класса:</text:p>
      <text:list text:style-name="L17">
        <text:list-item>
          <text:p text:style-name="P95">public WinScreen(DungeonEscape game) – конструктор класса. В нем инициализируются все переменные.</text:p>
        </text:list-item>
        <text:list-item>
          <text:p text:style-name="P95">public void show() – перегрузка функции show класса ScreenAdapter. В ней подключается InputProcessor для считывания прикосновений к экрану и производятся действия при их наличии.</text:p>
        </text:list-item>
        <text:list-item>
          <text:p text:style-name="P95">public void render(float dt) – функция отрисовки картинки победы и кнопки «назад».</text:p>
        </text:list-item>
        <text:list-item>
          <text:p text:style-name="P95">public void hide() – перегрузка функции hide класса ScreenAdapter. При вызове она отключает InputProcessor.</text:p>
        </text:list-item>
      </text:list>
      <text:p text:style-name="P9"/>
      <text:p text:style-name="P31"><text:span text:style-name="T112">14. Класс </text:span><text:span text:style-name="T27">DeathScreen</text:span></text:p>
      <text:p text:style-name="P46"><text:span text:style-name="T112">Э</text:span>тот класс <text:span text:style-name="T61">отвечает за отображение экрана </text:span><text:span text:style-name="T59">смерти</text:span><text:span text:style-name="T61"> в случае </text:span><text:span text:style-name="T59">смерти</text:span><text:span text:style-name="T61"> игрока. Он расширяет класс </text:span><text:span text:style-name="T58">ScreenAdapter</text:span><text:span text:style-name="T61"> библиотеки libGDX.</text:span></text:p>
      <text:p text:style-name="P7">Поля класса:</text:p>
      <text:list xml:id="list230553428965889" text:continue-list="list1796118819" text:style-name="L16">
        <text:list-item>
          <text:p text:style-name="P105"><text:span text:style-name="T49">DungeonEscape game;</text:span><text:span text:style-name="T50"> </text:span><text:span text:style-name="T43">(переменная, хранящая ссылку на основной класс игры, в котором инициализированы все переменные текстур)</text:span></text:p>
        </text:list-item>
      </text:list>
      <text:p text:style-name="P7">Методы класса:</text:p>
      <text:list text:style-name="L18">
        <text:list-item>
          <text:p text:style-name="P96"><text:span text:style-name="T70">public </text:span><text:span text:style-name="T71">Death</text:span><text:span text:style-name="T70">Screen(DungeonEscape game)</text:span><text:span text:style-name="T89"> – </text:span><text:span text:style-name="T72">конструктор класса. </text:span><text:span text:style-name="T73">В нем инициализируются все переменные.</text:span></text:p>
        </text:list-item>
        <text:list-item>
          <text:p text:style-name="P96"><text:span text:style-name="T70">public void show()</text:span><text:span text:style-name="T89"> – </text:span><text:span text:style-name="T75">перегрузка функции show класса </text:span><text:span text:style-name="T70">ScreenAdapter. </text:span><text:span text:style-name="T75">В ней подключается InputProcessor для считывания прикосновений к экрану и производятся действия при их наличии.</text:span></text:p>
        </text:list-item>
        <text:list-item>
          <text:p text:style-name="P96"><text:span text:style-name="T70">public void render(float dt)</text:span><text:span text:style-name="T89"> – </text:span><text:span text:style-name="T76">функция отрисовки картинки победы и </text:span><text:soft-page-break/><text:span text:style-name="T76">кнопки «назад».</text:span></text:p>
        </text:list-item>
        <text:list-item>
          <text:p text:style-name="P96"><text:span text:style-name="T70">public void hide()</text:span><text:span text:style-name="T89"> – </text:span><text:span text:style-name="T75">перегрузка функции </text:span><text:span text:style-name="T77">hide</text:span><text:span text:style-name="T75"> класса </text:span><text:span text:style-name="T70">ScreenAdapter. </text:span><text:span text:style-name="T77">При вызове она отключает InputProcessor.</text:span></text:p>
        </text:list-item>
      </text:list>
      <text:p text:style-name="P13"/>
      <text:p text:style-name="P32">Заключение</text:p>
      <text:p text:style-name="P19"/>
      <text:p text:style-name="P19">Цель моей работы частично достигнута — создана работающая основа для игры на android и windows. Я научился работать в android studio, использовать основные функции фреймворка libgdx для создания мобильных приложений, была продумана структура классов приложения и частично реализована. В дальнейшем я добавлю нанесение урона монстрами персонажу, меню, выход из подземелья, возможность менять оружие персонажу а также изменяющиеся проходы и ловушки, наносящие урон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16T23:05:51.632000000</dc:date>
    <meta:editing-duration>P9DT9H14M35S</meta:editing-duration>
    <meta:editing-cycles>74</meta:editing-cycles>
    <meta:document-statistic meta:table-count="0" meta:image-count="0" meta:object-count="0" meta:page-count="12" meta:paragraph-count="225" meta:word-count="2476" meta:character-count="19131" meta:non-whitespace-character-count="16881"/>
  </office:meta>
</office:document-meta>
</file>